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582" calcext:value-type="float">
            <text:p>3.582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605" calcext:value-type="float">
            <text:p>3.605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582" calcext:value-type="float">
            <text:p>3.582E-04</text:p>
          </table:table-cell>
          <table:table-cell table:number-columns-repeated="2"/>
          <table:table-cell office:value-type="float" office:value="0.00006479" calcext:value-type="float">
            <text:p>6.479E-05</text:p>
          </table:table-cell>
          <table:table-cell office:value-type="float" office:value="0.00004628" calcext:value-type="float">
            <text:p>4.628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7972" calcext:value-type="float">
            <text:p>7.972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4" calcext:value-type="float">
            <text:p>5.834E-01</text:p>
          </table:table-cell>
          <table:table-cell office:value-type="float" office:value="9.465E+052" calcext:value-type="float">
            <text:p>9.465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74" calcext:value-type="float">
            <text:p>1.274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82" calcext:value-type="float">
            <text:p>1.282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74" calcext:value-type="float">
            <text:p>1.274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8" calcext:value-type="float">
            <text:p>6.858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457" calcext:value-type="float">
            <text:p>1.457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65" calcext:value-type="float">
            <text:p>1.465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457" calcext:value-type="float">
            <text:p>1.457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69" calcext:value-type="float">
            <text:p>1.069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75" calcext:value-type="float">
            <text:p>1.075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69" calcext:value-type="float">
            <text:p>1.069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6" calcext:value-type="float">
            <text:p>2.676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191" calcext:value-type="float">
            <text:p>4.191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21" calcext:value-type="float">
            <text:p>4.210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191" calcext:value-type="float">
            <text:p>4.19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9" calcext:value-type="float">
            <text:p>3.889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7161" calcext:value-type="float">
            <text:p>7.161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7186" calcext:value-type="float">
            <text:p>7.186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7161" calcext:value-type="float">
            <text:p>7.161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2" calcext:value-type="float">
            <text:p>1.122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3" calcext:value-type="float">
            <text:p>5.013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9191" calcext:value-type="float">
            <text:p>9.191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9213" calcext:value-type="float">
            <text:p>9.213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9191" calcext:value-type="float">
            <text:p>9.191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95" calcext:value-type="float">
            <text:p>12.195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6654" calcext:value-type="float">
            <text:p>6.654E-02</text:p>
          </table:table-cell>
          <table:table-cell office:value-type="float" office:value="0.1401" calcext:value-type="float">
            <text:p>1.401E-01</text:p>
          </table:table-cell>
          <table:table-cell office:value-type="float" office:value="0.374" calcext:value-type="float">
            <text:p>0.374</text:p>
          </table:table-cell>
          <table:table-cell office:value-type="float" office:value="0.6418" calcext:value-type="float">
            <text:p>6.418E-01</text:p>
          </table:table-cell>
          <table:table-cell office:value-type="float" office:value="0.00001221" calcext:value-type="float">
            <text:p>1.221E-05</text:p>
          </table:table-cell>
          <table:table-cell office:value-type="float" office:value="0.1532" calcext:value-type="float">
            <text:p>1.532E-01</text:p>
          </table:table-cell>
          <table:table-cell office:value-type="float" office:value="0.000009936" calcext:value-type="float">
            <text:p>9.936E-06</text:p>
          </table:table-cell>
          <table:table-cell office:value-type="float" office:value="0.1534" calcext:value-type="float">
            <text:p>1.534E-01</text:p>
          </table:table-cell>
          <table:table-cell office:value-type="float" office:value="1.45E+052" calcext:value-type="float">
            <text:p>1.450E+52</text:p>
          </table:table-cell>
          <table:table-cell office:value-type="float" office:value="0.1532" calcext:value-type="float">
            <text:p>1.532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47" calcext:value-type="float">
            <text:p>12.147</text:p>
          </table:table-cell>
          <table:table-cell office:value-type="float" office:value="12.194" calcext:value-type="float">
            <text:p>12.194</text:p>
          </table:table-cell>
          <table:table-cell office:value-type="float" office:value="0.04784" calcext:value-type="float">
            <text:p>4.784E-02</text:p>
          </table:table-cell>
          <table:table-cell office:value-type="float" office:value="0.1007" calcext:value-type="float">
            <text:p>1.007E-01</text:p>
          </table:table-cell>
          <table:table-cell office:value-type="float" office:value="0.434" calcext:value-type="float">
            <text:p>0.434</text:p>
          </table:table-cell>
          <table:table-cell office:value-type="float" office:value="0.7432" calcext:value-type="float">
            <text:p>7.432E-01</text:p>
          </table:table-cell>
          <table:table-cell office:value-type="float" office:value="0.00001094" calcext:value-type="float">
            <text:p>1.094E-05</text:p>
          </table:table-cell>
          <table:table-cell office:value-type="float" office:value="0.1373" calcext:value-type="float">
            <text:p>1.373E-01</text:p>
          </table:table-cell>
          <table:table-cell office:value-type="float" office:value="0.000008893" calcext:value-type="float">
            <text:p>8.893E-06</text:p>
          </table:table-cell>
          <table:table-cell office:value-type="float" office:value="0.1373" calcext:value-type="float">
            <text:p>1.373E-01</text:p>
          </table:table-cell>
          <table:table-cell office:value-type="float" office:value="1.299E+052" calcext:value-type="float">
            <text:p>1.299E+52</text:p>
          </table:table-cell>
          <table:table-cell office:value-type="float" office:value="0.1373" calcext:value-type="float">
            <text:p>1.373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83" calcext:value-type="float">
            <text:p>12.083</text:p>
          </table:table-cell>
          <table:table-cell office:value-type="float" office:value="12.146" calcext:value-type="float">
            <text:p>12.146</text:p>
          </table:table-cell>
          <table:table-cell office:value-type="float" office:value="0.06328" calcext:value-type="float">
            <text:p>6.328E-02</text:p>
          </table:table-cell>
          <table:table-cell office:value-type="float" office:value="0.1332" calcext:value-type="float">
            <text:p>1.332E-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73" calcext:value-type="float">
            <text:p>8.773E-01</text:p>
          </table:table-cell>
          <table:table-cell office:value-type="float" office:value="0.0000172" calcext:value-type="float">
            <text:p>1.720E-05</text:p>
          </table:table-cell>
          <table:table-cell office:value-type="float" office:value="0.2157" calcext:value-type="float">
            <text:p>2.157E-01</text:p>
          </table:table-cell>
          <table:table-cell office:value-type="float" office:value="0.00001396" calcext:value-type="float">
            <text:p>1.396E-05</text:p>
          </table:table-cell>
          <table:table-cell office:value-type="float" office:value="0.2155" calcext:value-type="float">
            <text:p>2.155E-01</text:p>
          </table:table-cell>
          <table:table-cell office:value-type="float" office:value="2.042E+052" calcext:value-type="float">
            <text:p>2.042E+52</text:p>
          </table:table-cell>
          <table:table-cell office:value-type="float" office:value="0.2157" calcext:value-type="float">
            <text:p>2.157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77" calcext:value-type="float">
            <text:p>12.077</text:p>
          </table:table-cell>
          <table:table-cell office:value-type="float" office:value="12.083" calcext:value-type="float">
            <text:p>12.083</text:p>
          </table:table-cell>
          <table:table-cell office:value-type="float" office:value="0.005968" calcext:value-type="float">
            <text:p>5.968E-03</text:p>
          </table:table-cell>
          <table:table-cell office:value-type="float" office:value="0.01257" calcext:value-type="float">
            <text:p>1.257E-02</text:p>
          </table:table-cell>
          <table:table-cell office:value-type="float" office:value="0.52" calcext:value-type="float">
            <text:p>0.520</text:p>
          </table:table-cell>
          <table:table-cell office:value-type="float" office:value="0.8905" calcext:value-type="float">
            <text:p>8.905E-01</text:p>
          </table:table-cell>
          <table:table-cell office:value-type="float" office:value="0.000001936" calcext:value-type="float">
            <text:p>1.936E-06</text:p>
          </table:table-cell>
          <table:table-cell office:value-type="float" office:value="0.02428" calcext:value-type="float">
            <text:p>2.428E-02</text:p>
          </table:table-cell>
          <table:table-cell office:value-type="float" office:value="0.00000157" calcext:value-type="float">
            <text:p>1.570E-06</text:p>
          </table:table-cell>
          <table:table-cell office:value-type="float" office:value="0.02423" calcext:value-type="float">
            <text:p>2.423E-02</text:p>
          </table:table-cell>
          <table:table-cell office:value-type="float" office:value="2.298E+051" calcext:value-type="float">
            <text:p>2.298E+51</text:p>
          </table:table-cell>
          <table:table-cell office:value-type="float" office:value="0.02428" calcext:value-type="float">
            <text:p>2.428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63" calcext:value-type="float">
            <text:p>12.063</text:p>
          </table:table-cell>
          <table:table-cell office:value-type="float" office:value="12.077" calcext:value-type="float">
            <text:p>12.077</text:p>
          </table:table-cell>
          <table:table-cell office:value-type="float" office:value="0.01393" calcext:value-type="float">
            <text:p>1.393E-02</text:p>
          </table:table-cell>
          <table:table-cell office:value-type="float" office:value="0.02932" calcext:value-type="float">
            <text:p>2.932E-02</text:p>
          </table:table-cell>
          <table:table-cell office:value-type="float" office:value="0.537" calcext:value-type="float">
            <text:p>0.537</text:p>
          </table:table-cell>
          <table:table-cell office:value-type="float" office:value="0.9205" calcext:value-type="float">
            <text:p>9.205E-01</text:p>
          </table:table-cell>
          <table:table-cell office:value-type="float" office:value="0.000004708" calcext:value-type="float">
            <text:p>4.708E-06</text:p>
          </table:table-cell>
          <table:table-cell office:value-type="float" office:value="0.05905" calcext:value-type="float">
            <text:p>5.905E-02</text:p>
          </table:table-cell>
          <table:table-cell office:value-type="float" office:value="0.000003817" calcext:value-type="float">
            <text:p>3.817E-06</text:p>
          </table:table-cell>
          <table:table-cell office:value-type="float" office:value="0.05892" calcext:value-type="float">
            <text:p>5.892E-02</text:p>
          </table:table-cell>
          <table:table-cell office:value-type="float" office:value="5.589E+051" calcext:value-type="float">
            <text:p>5.589E+51</text:p>
          </table:table-cell>
          <table:table-cell office:value-type="float" office:value="0.05905" calcext:value-type="float">
            <text:p>5.905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52" calcext:value-type="float">
            <text:p>12.052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01016" calcext:value-type="float">
            <text:p>1.016E-02</text:p>
          </table:table-cell>
          <table:table-cell office:value-type="float" office:value="0.0214" calcext:value-type="float">
            <text:p>2.140E-02</text:p>
          </table:table-cell>
          <table:table-cell office:value-type="float" office:value="0.55" calcext:value-type="float">
            <text:p>0.550</text:p>
          </table:table-cell>
          <table:table-cell office:value-type="float" office:value="0.9426" calcext:value-type="float">
            <text:p>9.426E-01</text:p>
          </table:table-cell>
          <table:table-cell office:value-type="float" office:value="0.000003599" calcext:value-type="float">
            <text:p>3.599E-06</text:p>
          </table:table-cell>
          <table:table-cell office:value-type="float" office:value="0.04514" calcext:value-type="float">
            <text:p>4.514E-02</text:p>
          </table:table-cell>
          <table:table-cell office:value-type="float" office:value="0.000002917" calcext:value-type="float">
            <text:p>2.917E-06</text:p>
          </table:table-cell>
          <table:table-cell office:value-type="float" office:value="0.04503" calcext:value-type="float">
            <text:p>4.503E-02</text:p>
          </table:table-cell>
          <table:table-cell office:value-type="float" office:value="4.272E+051" calcext:value-type="float">
            <text:p>4.272E+51</text:p>
          </table:table-cell>
          <table:table-cell office:value-type="float" office:value="0.04514" calcext:value-type="float">
            <text:p>4.514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052" calcext:value-type="float">
            <text:p>12.052</text:p>
          </table:table-cell>
          <table:table-cell office:value-type="float" office:value="0.01168" calcext:value-type="float">
            <text:p>1.168E-02</text:p>
          </table:table-cell>
          <table:table-cell office:value-type="float" office:value="0.02459" calcext:value-type="float">
            <text:p>2.459E-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9678" calcext:value-type="float">
            <text:p>9.678E-01</text:p>
          </table:table-cell>
          <table:table-cell office:value-type="float" office:value="0.000004312" calcext:value-type="float">
            <text:p>4.312E-06</text:p>
          </table:table-cell>
          <table:table-cell office:value-type="float" office:value="0.05408" calcext:value-type="float">
            <text:p>5.408E-02</text:p>
          </table:table-cell>
          <table:table-cell office:value-type="float" office:value="0.000003494" calcext:value-type="float">
            <text:p>3.494E-06</text:p>
          </table:table-cell>
          <table:table-cell office:value-type="float" office:value="0.05394" calcext:value-type="float">
            <text:p>5.394E-02</text:p>
          </table:table-cell>
          <table:table-cell office:value-type="float" office:value="5.119E+051" calcext:value-type="float">
            <text:p>5.119E+51</text:p>
          </table:table-cell>
          <table:table-cell office:value-type="float" office:value="0.05408" calcext:value-type="float">
            <text:p>5.408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3" calcext:value-type="float">
            <text:p>12.030</text:p>
          </table:table-cell>
          <table:table-cell office:value-type="float" office:value="12.04" calcext:value-type="float">
            <text:p>12.040</text:p>
          </table:table-cell>
          <table:table-cell office:value-type="float" office:value="0.0102" calcext:value-type="float">
            <text:p>1.020E-02</text:p>
          </table:table-cell>
          <table:table-cell office:value-type="float" office:value="0.02147" calcext:value-type="float">
            <text:p>2.147E-02</text:p>
          </table:table-cell>
          <table:table-cell office:value-type="float" office:value="0.578" calcext:value-type="float">
            <text:p>0.578</text:p>
          </table:table-cell>
          <table:table-cell office:value-type="float" office:value="0.99" calcext:value-type="float">
            <text:p>9.900E-01</text:p>
          </table:table-cell>
          <table:table-cell office:value-type="float" office:value="0.000003925" calcext:value-type="float">
            <text:p>3.925E-06</text:p>
          </table:table-cell>
          <table:table-cell office:value-type="float" office:value="0.04923" calcext:value-type="float">
            <text:p>4.923E-02</text:p>
          </table:table-cell>
          <table:table-cell office:value-type="float" office:value="0.00000318" calcext:value-type="float">
            <text:p>3.180E-06</text:p>
          </table:table-cell>
          <table:table-cell office:value-type="float" office:value="0.04908" calcext:value-type="float">
            <text:p>4.908E-02</text:p>
          </table:table-cell>
          <table:table-cell office:value-type="float" office:value="4.659E+051" calcext:value-type="float">
            <text:p>4.659E+51</text:p>
          </table:table-cell>
          <table:table-cell office:value-type="float" office:value="0.04923" calcext:value-type="float">
            <text:p>4.923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4446" calcext:value-type="float">
            <text:p>4.446E-03</text:p>
          </table:table-cell>
          <table:table-cell office:value-type="float" office:value="0.009361" calcext:value-type="float">
            <text:p>9.361E-03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1763" calcext:value-type="float">
            <text:p>1.763E-06</text:p>
          </table:table-cell>
          <table:table-cell office:value-type="float" office:value="0.02211" calcext:value-type="float">
            <text:p>2.211E-0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0.02204" calcext:value-type="float">
            <text:p>2.204E-02</text:p>
          </table:table-cell>
          <table:table-cell office:value-type="float" office:value="2.093E+051" calcext:value-type="float">
            <text:p>2.093E+51</text:p>
          </table:table-cell>
          <table:table-cell office:value-type="float" office:value="0.02211" calcext:value-type="float">
            <text:p>2.211E-02</text:p>
          </table:table-cell>
          <table:table-cell table:number-columns-repeated="10"/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35" calcext:value-type="float">
            <text:p>3.435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58" calcext:value-type="float">
            <text:p>3.458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35" calcext:value-type="float">
            <text:p>3.435E-04</text:p>
          </table:table-cell>
          <table:table-cell table:number-columns-repeated="2"/>
          <table:table-cell office:value-type="float" office:value="0.00006755" calcext:value-type="float">
            <text:p>6.755E-05</text:p>
          </table:table-cell>
          <table:table-cell office:value-type="float" office:value="0.00004825" calcext:value-type="float">
            <text:p>4.825E-05</text:p>
          </table:table-cell>
          <table:table-cell office:value-type="float" office:value="0.4751" calcext:value-type="float">
            <text:p>4.751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313" calcext:value-type="float">
            <text:p>8.313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9.869E+052" calcext:value-type="float">
            <text:p>9.869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22" calcext:value-type="float">
            <text:p>1.222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3" calcext:value-type="float">
            <text:p>1.230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22" calcext:value-type="float">
            <text:p>1.222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6" calcext:value-type="float">
            <text:p>6.856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397" calcext:value-type="float">
            <text:p>1.397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05" calcext:value-type="float">
            <text:p>1.405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397" calcext:value-type="float">
            <text:p>1.397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31" calcext:value-type="float">
            <text:p>1.031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5" calcext:value-type="float">
            <text:p>1.025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19" calcext:value-type="float">
            <text:p>4.019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38" calcext:value-type="float">
            <text:p>4.038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19" calcext:value-type="float">
            <text:p>4.019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67" calcext:value-type="float">
            <text:p>6.867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892" calcext:value-type="float">
            <text:p>6.89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67" calcext:value-type="float">
            <text:p>6.867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1" calcext:value-type="float">
            <text:p>1.121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2" calcext:value-type="float">
            <text:p>5.012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814" calcext:value-type="float">
            <text:p>8.814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836" calcext:value-type="float">
            <text:p>8.836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814" calcext:value-type="float">
            <text:p>8.814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22" calcext:value-type="float">
            <text:p>12.222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3894" calcext:value-type="float">
            <text:p>3.894E-02</text:p>
          </table:table-cell>
          <table:table-cell office:value-type="float" office:value="0.08197" calcext:value-type="float">
            <text:p>8.197E-02</text:p>
          </table:table-cell>
          <table:table-cell office:value-type="float" office:value="0.34" calcext:value-type="float">
            <text:p>0.340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0.00000678" calcext:value-type="float">
            <text:p>6.780E-06</text:p>
          </table:table-cell>
          <table:table-cell office:value-type="float" office:value="0.08156" calcext:value-type="float">
            <text:p>8.156E-02</text:p>
          </table:table-cell>
          <table:table-cell office:value-type="float" office:value="0.000005517" calcext:value-type="float">
            <text:p>5.517E-06</text:p>
          </table:table-cell>
          <table:table-cell office:value-type="float" office:value="0.08167" calcext:value-type="float">
            <text:p>8.167E-02</text:p>
          </table:table-cell>
          <table:table-cell office:value-type="float" office:value="8.049E+051" calcext:value-type="float">
            <text:p>8.049E+51</text:p>
          </table:table-cell>
          <table:table-cell office:value-type="float" office:value="0.08156" calcext:value-type="float">
            <text:p>8.156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4" calcext:value-type="float">
            <text:p>12.174</text:p>
          </table:table-cell>
          <table:table-cell office:value-type="float" office:value="12.222" calcext:value-type="float">
            <text:p>12.222</text:p>
          </table:table-cell>
          <table:table-cell office:value-type="float" office:value="0.04766" calcext:value-type="float">
            <text:p>4.766E-02</text:p>
          </table:table-cell>
          <table:table-cell office:value-type="float" office:value="0.1003" calcext:value-type="float">
            <text:p>1.003E-01</text:p>
          </table:table-cell>
          <table:table-cell office:value-type="float" office:value="0.399" calcext:value-type="float">
            <text:p>0.399</text:p>
          </table:table-cell>
          <table:table-cell office:value-type="float" office:value="0.6844" calcext:value-type="float">
            <text:p>6.844E-01</text:p>
          </table:table-cell>
          <table:table-cell office:value-type="float" office:value="0.00001018" calcext:value-type="float">
            <text:p>1.018E-05</text:p>
          </table:table-cell>
          <table:table-cell office:value-type="float" office:value="0.1225" calcext:value-type="float">
            <text:p>1.225E-01</text:p>
          </table:table-cell>
          <table:table-cell office:value-type="float" office:value="0.000008277" calcext:value-type="float">
            <text:p>8.277E-06</text:p>
          </table:table-cell>
          <table:table-cell office:value-type="float" office:value="0.1225" calcext:value-type="float">
            <text:p>1.225E-01</text:p>
          </table:table-cell>
          <table:table-cell office:value-type="float" office:value="1.209E+052" calcext:value-type="float">
            <text:p>1.209E+52</text:p>
          </table:table-cell>
          <table:table-cell office:value-type="float" office:value="0.1225" calcext:value-type="float">
            <text:p>1.225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2" calcext:value-type="float">
            <text:p>12.142</text:p>
          </table:table-cell>
          <table:table-cell office:value-type="float" office:value="12.174" calcext:value-type="float">
            <text:p>12.174</text:p>
          </table:table-cell>
          <table:table-cell office:value-type="float" office:value="0.03167" calcext:value-type="float">
            <text:p>3.167E-02</text:p>
          </table:table-cell>
          <table:table-cell office:value-type="float" office:value="0.06667" calcext:value-type="float">
            <text:p>6.667E-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7517" calcext:value-type="float">
            <text:p>7.517E-01</text:p>
          </table:table-cell>
          <table:table-cell office:value-type="float" office:value="0.000007971" calcext:value-type="float">
            <text:p>7.971E-06</text:p>
          </table:table-cell>
          <table:table-cell office:value-type="float" office:value="0.09589" calcext:value-type="float">
            <text:p>9.589E-02</text:p>
          </table:table-cell>
          <table:table-cell office:value-type="float" office:value="0.000006475" calcext:value-type="float">
            <text:p>6.475E-06</text:p>
          </table:table-cell>
          <table:table-cell office:value-type="float" office:value="0.09586" calcext:value-type="float">
            <text:p>9.586E-02</text:p>
          </table:table-cell>
          <table:table-cell office:value-type="float" office:value="9.463E+051" calcext:value-type="float">
            <text:p>9.463E+51</text:p>
          </table:table-cell>
          <table:table-cell office:value-type="float" office:value="0.09589" calcext:value-type="float">
            <text:p>9.589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9" calcext:value-type="float">
            <text:p>12.109</text:p>
          </table:table-cell>
          <table:table-cell office:value-type="float" office:value="12.142" calcext:value-type="float">
            <text:p>12.142</text:p>
          </table:table-cell>
          <table:table-cell office:value-type="float" office:value="0.03347" calcext:value-type="float">
            <text:p>3.347E-02</text:p>
          </table:table-cell>
          <table:table-cell office:value-type="float" office:value="0.07046" calcext:value-type="float">
            <text:p>7.046E-02</text:p>
          </table:table-cell>
          <table:table-cell office:value-type="float" office:value="0.48" calcext:value-type="float">
            <text:p>0.480</text:p>
          </table:table-cell>
          <table:table-cell office:value-type="float" office:value="0.8228" calcext:value-type="float">
            <text:p>8.228E-01</text:p>
          </table:table-cell>
          <table:table-cell office:value-type="float" office:value="0.000009589" calcext:value-type="float">
            <text:p>9.589E-06</text:p>
          </table:table-cell>
          <table:table-cell office:value-type="float" office:value="0.1154" calcext:value-type="float">
            <text:p>1.154E-01</text:p>
          </table:table-cell>
          <table:table-cell office:value-type="float" office:value="0.000007784" calcext:value-type="float">
            <text:p>7.784E-06</text:p>
          </table:table-cell>
          <table:table-cell office:value-type="float" office:value="0.1152" calcext:value-type="float">
            <text:p>1.152E-01</text:p>
          </table:table-cell>
          <table:table-cell office:value-type="float" office:value="1.138E+052" calcext:value-type="float">
            <text:p>1.138E+52</text:p>
          </table:table-cell>
          <table:table-cell office:value-type="float" office:value="0.1154" calcext:value-type="float">
            <text:p>1.154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4" calcext:value-type="float">
            <text:p>12.074</text:p>
          </table:table-cell>
          <table:table-cell office:value-type="float" office:value="12.109" calcext:value-type="float">
            <text:p>12.109</text:p>
          </table:table-cell>
          <table:table-cell office:value-type="float" office:value="0.03442" calcext:value-type="float">
            <text:p>3.442E-02</text:p>
          </table:table-cell>
          <table:table-cell office:value-type="float" office:value="0.07246" calcext:value-type="float">
            <text:p>7.246E-02</text:p>
          </table:table-cell>
          <table:table-cell office:value-type="float" office:value="0.523" calcext:value-type="float">
            <text:p>0.523</text:p>
          </table:table-cell>
          <table:table-cell office:value-type="float" office:value="0.896" calcext:value-type="float">
            <text:p>8.960E-01</text:p>
          </table:table-cell>
          <table:table-cell office:value-type="float" office:value="0.00001122" calcext:value-type="float">
            <text:p>1.122E-05</text:p>
          </table:table-cell>
          <table:table-cell office:value-type="float" office:value="0.135" calcext:value-type="float">
            <text:p>1.350E-01</text:p>
          </table:table-cell>
          <table:table-cell office:value-type="float" office:value="0.000009101" calcext:value-type="float">
            <text:p>9.101E-06</text:p>
          </table:table-cell>
          <table:table-cell office:value-type="float" office:value="0.1347" calcext:value-type="float">
            <text:p>1.347E-01</text:p>
          </table:table-cell>
          <table:table-cell office:value-type="float" office:value="1.332E+052" calcext:value-type="float">
            <text:p>1.332E+52</text:p>
          </table:table-cell>
          <table:table-cell office:value-type="float" office:value="0.135" calcext:value-type="float">
            <text:p>1.350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8" calcext:value-type="float">
            <text:p>12.038</text:p>
          </table:table-cell>
          <table:table-cell office:value-type="float" office:value="12.074" calcext:value-type="float">
            <text:p>12.074</text:p>
          </table:table-cell>
          <table:table-cell office:value-type="float" office:value="0.03597" calcext:value-type="float">
            <text:p>3.597E-02</text:p>
          </table:table-cell>
          <table:table-cell office:value-type="float" office:value="0.07572" calcext:value-type="float">
            <text:p>7.572E-02</text:p>
          </table:table-cell>
          <table:table-cell office:value-type="float" office:value="0.568" calcext:value-type="float">
            <text:p>0.568</text:p>
          </table:table-cell>
          <table:table-cell office:value-type="float" office:value="0.9726" calcext:value-type="float">
            <text:p>9.726E-01</text:p>
          </table:table-cell>
          <table:table-cell office:value-type="float" office:value="0.00001333" calcext:value-type="float">
            <text:p>1.333E-05</text:p>
          </table:table-cell>
          <table:table-cell office:value-type="float" office:value="0.1604" calcext:value-type="float">
            <text:p>1.604E-01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16" calcext:value-type="float">
            <text:p>1.600E-01</text:p>
          </table:table-cell>
          <table:table-cell office:value-type="float" office:value="1.583E+052" calcext:value-type="float">
            <text:p>1.583E+52</text:p>
          </table:table-cell>
          <table:table-cell office:value-type="float" office:value="0.1604" calcext:value-type="float">
            <text:p>1.604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8" calcext:value-type="float">
            <text:p>12.038</text:p>
          </table:table-cell>
          <table:table-cell office:value-type="float" office:value="0.01266" calcext:value-type="float">
            <text:p>1.266E-02</text:p>
          </table:table-cell>
          <table:table-cell office:value-type="float" office:value="0.02665" calcext:value-type="float">
            <text:p>2.665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5181" calcext:value-type="float">
            <text:p>5.181E-06</text:p>
          </table:table-cell>
          <table:table-cell office:value-type="float" office:value="0.06233" calcext:value-type="float">
            <text:p>6.233E-02</text:p>
          </table:table-cell>
          <table:table-cell office:value-type="float" office:value="0.000004198" calcext:value-type="float">
            <text:p>4.198E-06</text:p>
          </table:table-cell>
          <table:table-cell office:value-type="float" office:value="0.06214" calcext:value-type="float">
            <text:p>6.214E-02</text:p>
          </table:table-cell>
          <table:table-cell office:value-type="float" office:value="6.151E+051" calcext:value-type="float">
            <text:p>6.151E+51</text:p>
          </table:table-cell>
          <table:table-cell office:value-type="float" office:value="0.06233" calcext:value-type="float">
            <text:p>6.233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505" calcext:value-type="float">
            <text:p>3.505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528" calcext:value-type="float">
            <text:p>3.528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505" calcext:value-type="float">
            <text:p>3.505E-04</text:p>
          </table:table-cell>
          <table:table-cell table:number-columns-repeated="2"/>
          <table:table-cell office:value-type="float" office:value="0.00006621" calcext:value-type="float">
            <text:p>6.621E-05</text:p>
          </table:table-cell>
          <table:table-cell office:value-type="float" office:value="0.00004729" calcext:value-type="float">
            <text:p>4.729E-05</text:p>
          </table:table-cell>
          <table:table-cell office:value-type="float" office:value="0.4751" calcext:value-type="float">
            <text:p>4.751E-01</text:p>
          </table:table-cell>
          <table:table-cell office:value-type="float" office:value="0.03801" calcext:value-type="float">
            <text:p>3.801E-02</text:p>
          </table:table-cell>
          <table:table-cell office:value-type="float" office:value="0.00008147" calcext:value-type="float">
            <text:p>8.147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9.672E+052" calcext:value-type="float">
            <text:p>9.672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47" calcext:value-type="float">
            <text:p>1.247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55" calcext:value-type="float">
            <text:p>1.255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47" calcext:value-type="float">
            <text:p>1.247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6" calcext:value-type="float">
            <text:p>6.856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425" calcext:value-type="float">
            <text:p>1.425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33" calcext:value-type="float">
            <text:p>1.433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425" calcext:value-type="float">
            <text:p>1.425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6" calcext:value-type="float">
            <text:p>4.186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46" calcext:value-type="float">
            <text:p>1.046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51" calcext:value-type="float">
            <text:p>1.051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46" calcext:value-type="float">
            <text:p>1.04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101" calcext:value-type="float">
            <text:p>4.101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12" calcext:value-type="float">
            <text:p>4.120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101" calcext:value-type="float">
            <text:p>4.10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7007" calcext:value-type="float">
            <text:p>7.007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7032" calcext:value-type="float">
            <text:p>7.03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7007" calcext:value-type="float">
            <text:p>7.007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1" calcext:value-type="float">
            <text:p>1.121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1" calcext:value-type="float">
            <text:p>5.011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994" calcext:value-type="float">
            <text:p>8.994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9015" calcext:value-type="float">
            <text:p>9.015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994" calcext:value-type="float">
            <text:p>8.994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3" calcext:value-type="float">
            <text:p>12.213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4851" calcext:value-type="float">
            <text:p>4.851E-02</text:p>
          </table:table-cell>
          <table:table-cell office:value-type="float" office:value="0.1021" calcext:value-type="float">
            <text:p>1.021E-01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37" calcext:value-type="float">
            <text:p>6.037E-01</text:p>
          </table:table-cell>
          <table:table-cell office:value-type="float" office:value="0.000008605" calcext:value-type="float">
            <text:p>8.605E-06</text:p>
          </table:table-cell>
          <table:table-cell office:value-type="float" office:value="0.1056" calcext:value-type="float">
            <text:p>1.056E-01</text:p>
          </table:table-cell>
          <table:table-cell office:value-type="float" office:value="0.000007002" calcext:value-type="float">
            <text:p>7.002E-06</text:p>
          </table:table-cell>
          <table:table-cell office:value-type="float" office:value="0.1058" calcext:value-type="float">
            <text:p>1.058E-01</text:p>
          </table:table-cell>
          <table:table-cell office:value-type="float" office:value="1.022E+052" calcext:value-type="float">
            <text:p>1.022E+52</text:p>
          </table:table-cell>
          <table:table-cell office:value-type="float" office:value="0.1056" calcext:value-type="float">
            <text:p>1.056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38" calcext:value-type="float">
            <text:p>12.138</text:p>
          </table:table-cell>
          <table:table-cell office:value-type="float" office:value="12.212" calcext:value-type="float">
            <text:p>12.212</text:p>
          </table:table-cell>
          <table:table-cell office:value-type="float" office:value="0.07454" calcext:value-type="float">
            <text:p>7.454E-02</text:p>
          </table:table-cell>
          <table:table-cell office:value-type="float" office:value="0.1569" calcext:value-type="float">
            <text:p>1.569E-01</text:p>
          </table:table-cell>
          <table:table-cell office:value-type="float" office:value="0.444" calcext:value-type="float">
            <text:p>0.444</text:p>
          </table:table-cell>
          <table:table-cell office:value-type="float" office:value="0.7613" calcext:value-type="float">
            <text:p>7.613E-01</text:p>
          </table:table-cell>
          <table:table-cell office:value-type="float" office:value="0.00001718" calcext:value-type="float">
            <text:p>1.718E-05</text:p>
          </table:table-cell>
          <table:table-cell office:value-type="float" office:value="0.2108" calcext:value-type="float">
            <text:p>2.108E-01</text:p>
          </table:table-cell>
          <table:table-cell office:value-type="float" office:value="0.00001396" calcext:value-type="float">
            <text:p>1.396E-05</text:p>
          </table:table-cell>
          <table:table-cell office:value-type="float" office:value="0.2108" calcext:value-type="float">
            <text:p>2.108E-01</text:p>
          </table:table-cell>
          <table:table-cell office:value-type="float" office:value="2.039E+052" calcext:value-type="float">
            <text:p>2.039E+52</text:p>
          </table:table-cell>
          <table:table-cell office:value-type="float" office:value="0.2108" calcext:value-type="float">
            <text:p>2.108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23" calcext:value-type="float">
            <text:p>12.123</text:p>
          </table:table-cell>
          <table:table-cell office:value-type="float" office:value="12.138" calcext:value-type="float">
            <text:p>12.138</text:p>
          </table:table-cell>
          <table:table-cell office:value-type="float" office:value="0.01439" calcext:value-type="float">
            <text:p>1.439E-02</text:p>
          </table:table-cell>
          <table:table-cell office:value-type="float" office:value="0.03029" calcext:value-type="float">
            <text:p>3.029E-02</text:p>
          </table:table-cell>
          <table:table-cell office:value-type="float" office:value="0.462" calcext:value-type="float">
            <text:p>0.462</text:p>
          </table:table-cell>
          <table:table-cell office:value-type="float" office:value="0.7921" calcext:value-type="float">
            <text:p>7.921E-01</text:p>
          </table:table-cell>
          <table:table-cell office:value-type="float" office:value="0.000003919" calcext:value-type="float">
            <text:p>3.919E-06</text:p>
          </table:table-cell>
          <table:table-cell office:value-type="float" office:value="0.04811" calcext:value-type="float">
            <text:p>4.811E-02</text:p>
          </table:table-cell>
          <table:table-cell office:value-type="float" office:value="0.000003182" calcext:value-type="float">
            <text:p>3.182E-06</text:p>
          </table:table-cell>
          <table:table-cell office:value-type="float" office:value="0.04806" calcext:value-type="float">
            <text:p>4.806E-02</text:p>
          </table:table-cell>
          <table:table-cell office:value-type="float" office:value="4.653E+051" calcext:value-type="float">
            <text:p>4.653E+51</text:p>
          </table:table-cell>
          <table:table-cell office:value-type="float" office:value="0.04811" calcext:value-type="float">
            <text:p>4.811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93" calcext:value-type="float">
            <text:p>12.093</text:p>
          </table:table-cell>
          <table:table-cell office:value-type="float" office:value="12.123" calcext:value-type="float">
            <text:p>12.123</text:p>
          </table:table-cell>
          <table:table-cell office:value-type="float" office:value="0.03026" calcext:value-type="float">
            <text:p>3.026E-02</text:p>
          </table:table-cell>
          <table:table-cell office:value-type="float" office:value="0.0637" calcext:value-type="float">
            <text:p>6.370E-02</text:p>
          </table:table-cell>
          <table:table-cell office:value-type="float" office:value="0.5" calcext:value-type="float">
            <text:p>0.500</text:p>
          </table:table-cell>
          <table:table-cell office:value-type="float" office:value="0.8566" calcext:value-type="float">
            <text:p>8.566E-01</text:p>
          </table:table-cell>
          <table:table-cell office:value-type="float" office:value="0.000009062" calcext:value-type="float">
            <text:p>9.062E-06</text:p>
          </table:table-cell>
          <table:table-cell office:value-type="float" office:value="0.1112" calcext:value-type="float">
            <text:p>1.112E-01</text:p>
          </table:table-cell>
          <table:table-cell office:value-type="float" office:value="0.000007354" calcext:value-type="float">
            <text:p>7.354E-06</text:p>
          </table:table-cell>
          <table:table-cell office:value-type="float" office:value="0.1111" calcext:value-type="float">
            <text:p>1.111E-01</text:p>
          </table:table-cell>
          <table:table-cell office:value-type="float" office:value="1.076E+052" calcext:value-type="float">
            <text:p>1.076E+52</text:p>
          </table:table-cell>
          <table:table-cell office:value-type="float" office:value="0.1112" calcext:value-type="float">
            <text:p>1.112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38" calcext:value-type="float">
            <text:p>12.038</text:p>
          </table:table-cell>
          <table:table-cell office:value-type="float" office:value="12.093" calcext:value-type="float">
            <text:p>12.093</text:p>
          </table:table-cell>
          <table:table-cell office:value-type="float" office:value="0.05487" calcext:value-type="float">
            <text:p>5.487E-02</text:p>
          </table:table-cell>
          <table:table-cell office:value-type="float" office:value="0.1155" calcext:value-type="float">
            <text:p>1.155E-01</text:p>
          </table:table-cell>
          <table:table-cell office:value-type="float" office:value="0.568" calcext:value-type="float">
            <text:p>0.568</text:p>
          </table:table-cell>
          <table:table-cell office:value-type="float" office:value="0.9731" calcext:value-type="float">
            <text:p>9.731E-01</text:p>
          </table:table-cell>
          <table:table-cell office:value-type="float" office:value="0.00001904" calcext:value-type="float">
            <text:p>1.904E-05</text:p>
          </table:table-cell>
          <table:table-cell office:value-type="float" office:value="0.2337" calcext:value-type="float">
            <text:p>2.337E-01</text:p>
          </table:table-cell>
          <table:table-cell office:value-type="float" office:value="0.00001544" calcext:value-type="float">
            <text:p>1.544E-05</text:p>
          </table:table-cell>
          <table:table-cell office:value-type="float" office:value="0.2332" calcext:value-type="float">
            <text:p>2.332E-01</text:p>
          </table:table-cell>
          <table:table-cell office:value-type="float" office:value="2.261E+052" calcext:value-type="float">
            <text:p>2.261E+52</text:p>
          </table:table-cell>
          <table:table-cell office:value-type="float" office:value="0.2337" calcext:value-type="float">
            <text:p>2.337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7" calcext:value-type="float">
            <text:p>12.037</text:p>
          </table:table-cell>
          <table:table-cell office:value-type="float" office:value="0.01244" calcext:value-type="float">
            <text:p>1.244E-02</text:p>
          </table:table-cell>
          <table:table-cell office:value-type="float" office:value="0.02619" calcext:value-type="float">
            <text:p>2.619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4862" calcext:value-type="float">
            <text:p>4.862E-06</text:p>
          </table:table-cell>
          <table:table-cell office:value-type="float" office:value="0.05967" calcext:value-type="float">
            <text:p>5.967E-02</text:p>
          </table:table-cell>
          <table:table-cell office:value-type="float" office:value="0.000003939" calcext:value-type="float">
            <text:p>3.939E-06</text:p>
          </table:table-cell>
          <table:table-cell office:value-type="float" office:value="0.05949" calcext:value-type="float">
            <text:p>5.949E-02</text:p>
          </table:table-cell>
          <table:table-cell office:value-type="float" office:value="5.772E+051" calcext:value-type="float">
            <text:p>5.772E+51</text:p>
          </table:table-cell>
          <table:table-cell office:value-type="float" office:value="0.05967" calcext:value-type="float">
            <text:p>5.967E-02</text:p>
          </table:table-cell>
          <table:table-cell table:number-columns-repeated="10"/>
        </table:table-row>
        <table:table-row table:style-name="ro1" table:number-rows-repeated="104856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5" calcext:value-type="float">
            <text:p>3.450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73" calcext:value-type="float">
            <text:p>3.473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5" calcext:value-type="float">
            <text:p>3.450E-04</text:p>
          </table:table-cell>
          <table:table-cell table:number-columns-repeated="2"/>
          <table:table-cell office:value-type="float" office:value="0.00006726" calcext:value-type="float">
            <text:p>6.726E-05</text:p>
          </table:table-cell>
          <table:table-cell office:value-type="float" office:value="0.00004804" calcext:value-type="float">
            <text:p>4.804E-05</text:p>
          </table:table-cell>
          <table:table-cell office:value-type="float" office:value="0.4751" calcext:value-type="float">
            <text:p>4.751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277" calcext:value-type="float">
            <text:p>8.277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9.826E+052" calcext:value-type="float">
            <text:p>9.826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28" calcext:value-type="float">
            <text:p>1.228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35" calcext:value-type="float">
            <text:p>1.235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28" calcext:value-type="float">
            <text:p>1.228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6" calcext:value-type="float">
            <text:p>6.856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403" calcext:value-type="float">
            <text:p>1.403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11" calcext:value-type="float">
            <text:p>1.411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403" calcext:value-type="float">
            <text:p>1.403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6" calcext:value-type="float">
            <text:p>4.186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9" calcext:value-type="float">
            <text:p>1.029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35" calcext:value-type="float">
            <text:p>1.035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9" calcext:value-type="float">
            <text:p>1.029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37" calcext:value-type="float">
            <text:p>4.037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56" calcext:value-type="float">
            <text:p>4.056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37" calcext:value-type="float">
            <text:p>4.037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97" calcext:value-type="float">
            <text:p>6.897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922" calcext:value-type="float">
            <text:p>6.92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97" calcext:value-type="float">
            <text:p>6.897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1" calcext:value-type="float">
            <text:p>1.121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2" calcext:value-type="float">
            <text:p>5.012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853" calcext:value-type="float">
            <text:p>8.853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874" calcext:value-type="float">
            <text:p>8.874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853" calcext:value-type="float">
            <text:p>8.853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3" calcext:value-type="float">
            <text:p>12.213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4811" calcext:value-type="float">
            <text:p>4.811E-02</text:p>
          </table:table-cell>
          <table:table-cell office:value-type="float" office:value="0.1013" calcext:value-type="float">
            <text:p>1.013E-01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28" calcext:value-type="float">
            <text:p>6.028E-01</text:p>
          </table:table-cell>
          <table:table-cell office:value-type="float" office:value="0.000008528" calcext:value-type="float">
            <text:p>8.528E-06</text:p>
          </table:table-cell>
          <table:table-cell office:value-type="float" office:value="0.103" calcext:value-type="float">
            <text:p>1.030E-01</text:p>
          </table:table-cell>
          <table:table-cell office:value-type="float" office:value="0.000006939" calcext:value-type="float">
            <text:p>6.939E-06</text:p>
          </table:table-cell>
          <table:table-cell office:value-type="float" office:value="0.1032" calcext:value-type="float">
            <text:p>1.032E-01</text:p>
          </table:table-cell>
          <table:table-cell office:value-type="float" office:value="1.012E+052" calcext:value-type="float">
            <text:p>1.012E+52</text:p>
          </table:table-cell>
          <table:table-cell office:value-type="float" office:value="0.103" calcext:value-type="float">
            <text:p>1.030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2" calcext:value-type="float">
            <text:p>12.172</text:p>
          </table:table-cell>
          <table:table-cell office:value-type="float" office:value="12.213" calcext:value-type="float">
            <text:p>12.213</text:p>
          </table:table-cell>
          <table:table-cell office:value-type="float" office:value="0.0413" calcext:value-type="float">
            <text:p>4.130E-02</text:p>
          </table:table-cell>
          <table:table-cell office:value-type="float" office:value="0.08694" calcext:value-type="float">
            <text:p>8.694E-02</text:p>
          </table:table-cell>
          <table:table-cell office:value-type="float" office:value="0.403" calcext:value-type="float">
            <text:p>0.403</text:p>
          </table:table-cell>
          <table:table-cell office:value-type="float" office:value="0.6903" calcext:value-type="float">
            <text:p>6.903E-01</text:p>
          </table:table-cell>
          <table:table-cell office:value-type="float" office:value="0.000009038" calcext:value-type="float">
            <text:p>9.038E-06</text:p>
          </table:table-cell>
          <table:table-cell office:value-type="float" office:value="0.1092" calcext:value-type="float">
            <text:p>1.092E-01</text:p>
          </table:table-cell>
          <table:table-cell office:value-type="float" office:value="0.000007347" calcext:value-type="float">
            <text:p>7.347E-06</text:p>
          </table:table-cell>
          <table:table-cell office:value-type="float" office:value="0.1092" calcext:value-type="float">
            <text:p>1.092E-01</text:p>
          </table:table-cell>
          <table:table-cell office:value-type="float" office:value="1.073E+052" calcext:value-type="float">
            <text:p>1.073E+52</text:p>
          </table:table-cell>
          <table:table-cell office:value-type="float" office:value="0.1092" calcext:value-type="float">
            <text:p>1.092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38" calcext:value-type="float">
            <text:p>12.138</text:p>
          </table:table-cell>
          <table:table-cell office:value-type="float" office:value="12.171" calcext:value-type="float">
            <text:p>12.171</text:p>
          </table:table-cell>
          <table:table-cell office:value-type="float" office:value="0.03287" calcext:value-type="float">
            <text:p>3.287E-02</text:p>
          </table:table-cell>
          <table:table-cell office:value-type="float" office:value="0.0692" calcext:value-type="float">
            <text:p>6.920E-02</text:p>
          </table:table-cell>
          <table:table-cell office:value-type="float" office:value="0.444" calcext:value-type="float">
            <text:p>0.444</text:p>
          </table:table-cell>
          <table:table-cell office:value-type="float" office:value="0.7601" calcext:value-type="float">
            <text:p>7.601E-01</text:p>
          </table:table-cell>
          <table:table-cell office:value-type="float" office:value="0.000008355" calcext:value-type="float">
            <text:p>8.355E-06</text:p>
          </table:table-cell>
          <table:table-cell office:value-type="float" office:value="0.1009" calcext:value-type="float">
            <text:p>1.009E-01</text:p>
          </table:table-cell>
          <table:table-cell office:value-type="float" office:value="0.000006787" calcext:value-type="float">
            <text:p>6.787E-06</text:p>
          </table:table-cell>
          <table:table-cell office:value-type="float" office:value="0.1009" calcext:value-type="float">
            <text:p>1.009E-01</text:p>
          </table:table-cell>
          <table:table-cell office:value-type="float" office:value="9.919E+051" calcext:value-type="float">
            <text:p>9.919E+51</text:p>
          </table:table-cell>
          <table:table-cell office:value-type="float" office:value="0.1009" calcext:value-type="float">
            <text:p>1.009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138" calcext:value-type="float">
            <text:p>12.138</text:p>
          </table:table-cell>
          <table:table-cell office:value-type="float" office:value="0.0346" calcext:value-type="float">
            <text:p>3.460E-02</text:p>
          </table:table-cell>
          <table:table-cell office:value-type="float" office:value="0.07282" calcext:value-type="float">
            <text:p>7.282E-0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337" calcext:value-type="float">
            <text:p>8.337E-01</text:p>
          </table:table-cell>
          <table:table-cell office:value-type="float" office:value="0.00001003" calcext:value-type="float">
            <text:p>1.003E-05</text:p>
          </table:table-cell>
          <table:table-cell office:value-type="float" office:value="0.1212" calcext:value-type="float">
            <text:p>1.212E-01</text:p>
          </table:table-cell>
          <table:table-cell office:value-type="float" office:value="0.000008144" calcext:value-type="float">
            <text:p>8.144E-06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1.191E+052" calcext:value-type="float">
            <text:p>1.191E+52</text:p>
          </table:table-cell>
          <table:table-cell office:value-type="float" office:value="0.1212" calcext:value-type="float">
            <text:p>1.212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66" calcext:value-type="float">
            <text:p>12.066</text:p>
          </table:table-cell>
          <table:table-cell office:value-type="float" office:value="12.103" calcext:value-type="float">
            <text:p>12.103</text:p>
          </table:table-cell>
          <table:table-cell office:value-type="float" office:value="0.03729" calcext:value-type="float">
            <text:p>3.729E-02</text:p>
          </table:table-cell>
          <table:table-cell office:value-type="float" office:value="0.0785" calcext:value-type="float">
            <text:p>7.850E-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913" calcext:value-type="float">
            <text:p>9.130E-01</text:p>
          </table:table-cell>
          <table:table-cell office:value-type="float" office:value="0.00001236" calcext:value-type="float">
            <text:p>1.236E-05</text:p>
          </table:table-cell>
          <table:table-cell office:value-type="float" office:value="0.1493" calcext:value-type="float">
            <text:p>1.493E-01</text:p>
          </table:table-cell>
          <table:table-cell office:value-type="float" office:value="0.00001002" calcext:value-type="float">
            <text:p>1.002E-05</text:p>
          </table:table-cell>
          <table:table-cell office:value-type="float" office:value="0.149" calcext:value-type="float">
            <text:p>1.490E-01</text:p>
          </table:table-cell>
          <table:table-cell office:value-type="float" office:value="1.467E+052" calcext:value-type="float">
            <text:p>1.467E+52</text:p>
          </table:table-cell>
          <table:table-cell office:value-type="float" office:value="0.1493" calcext:value-type="float">
            <text:p>1.493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2" calcext:value-type="float">
            <text:p>12.042</text:p>
          </table:table-cell>
          <table:table-cell office:value-type="float" office:value="12.066" calcext:value-type="float">
            <text:p>12.066</text:p>
          </table:table-cell>
          <table:table-cell office:value-type="float" office:value="0.02342" calcext:value-type="float">
            <text:p>2.342E-02</text:p>
          </table:table-cell>
          <table:table-cell office:value-type="float" office:value="0.04929" calcext:value-type="float">
            <text:p>4.929E-02</text:p>
          </table:table-cell>
          <table:table-cell office:value-type="float" office:value="0.562" calcext:value-type="float">
            <text:p>0.562</text:p>
          </table:table-cell>
          <table:table-cell office:value-type="float" office:value="0.9631" calcext:value-type="float">
            <text:p>9.631E-01</text:p>
          </table:table-cell>
          <table:table-cell office:value-type="float" office:value="0.000008702" calcext:value-type="float">
            <text:p>8.702E-06</text:p>
          </table:table-cell>
          <table:table-cell office:value-type="float" office:value="0.1051" calcext:value-type="float">
            <text:p>1.051E-01</text:p>
          </table:table-cell>
          <table:table-cell office:value-type="float" office:value="0.000007053" calcext:value-type="float">
            <text:p>7.053E-06</text:p>
          </table:table-cell>
          <table:table-cell office:value-type="float" office:value="0.1049" calcext:value-type="float">
            <text:p>1.049E-01</text:p>
          </table:table-cell>
          <table:table-cell office:value-type="float" office:value="1.033E+052" calcext:value-type="float">
            <text:p>1.033E+52</text:p>
          </table:table-cell>
          <table:table-cell office:value-type="float" office:value="0.1051" calcext:value-type="float">
            <text:p>1.051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31" calcext:value-type="float">
            <text:p>12.031</text:p>
          </table:table-cell>
          <table:table-cell office:value-type="float" office:value="12.042" calcext:value-type="float">
            <text:p>12.042</text:p>
          </table:table-cell>
          <table:table-cell office:value-type="float" office:value="0.01163" calcext:value-type="float">
            <text:p>1.163E-02</text:p>
          </table:table-cell>
          <table:table-cell office:value-type="float" office:value="0.02447" calcext:value-type="float">
            <text:p>2.447E-02</text:p>
          </table:table-cell>
          <table:table-cell office:value-type="float" office:value="0.577" calcext:value-type="float">
            <text:p>0.577</text:p>
          </table:table-cell>
          <table:table-cell office:value-type="float" office:value="0.9882" calcext:value-type="float">
            <text:p>9.882E-01</text:p>
          </table:table-cell>
          <table:table-cell office:value-type="float" office:value="0.000004595" calcext:value-type="float">
            <text:p>4.595E-06</text:p>
          </table:table-cell>
          <table:table-cell office:value-type="float" office:value="0.05551" calcext:value-type="float">
            <text:p>5.551E-02</text:p>
          </table:table-cell>
          <table:table-cell office:value-type="float" office:value="0.000003723" calcext:value-type="float">
            <text:p>3.723E-06</text:p>
          </table:table-cell>
          <table:table-cell office:value-type="float" office:value="0.05535" calcext:value-type="float">
            <text:p>5.535E-02</text:p>
          </table:table-cell>
          <table:table-cell office:value-type="float" office:value="5.455E+051" calcext:value-type="float">
            <text:p>5.455E+51</text:p>
          </table:table-cell>
          <table:table-cell office:value-type="float" office:value="0.05551" calcext:value-type="float">
            <text:p>5.551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" calcext:value-type="float">
            <text:p>12.030</text:p>
          </table:table-cell>
          <table:table-cell office:value-type="float" office:value="0.005286" calcext:value-type="float">
            <text:p>5.286E-03</text:p>
          </table:table-cell>
          <table:table-cell office:value-type="float" office:value="0.01113" calcext:value-type="float">
            <text:p>1.113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17" calcext:value-type="float">
            <text:p>2.170E-06</text:p>
          </table:table-cell>
          <table:table-cell office:value-type="float" office:value="0.02622" calcext:value-type="float">
            <text:p>2.622E-02</text:p>
          </table:table-cell>
          <table:table-cell office:value-type="float" office:value="0.000001758" calcext:value-type="float">
            <text:p>1.758E-06</text:p>
          </table:table-cell>
          <table:table-cell office:value-type="float" office:value="0.02614" calcext:value-type="float">
            <text:p>2.614E-02</text:p>
          </table:table-cell>
          <table:table-cell office:value-type="float" office:value="2.577E+051" calcext:value-type="float">
            <text:p>2.577E+51</text:p>
          </table:table-cell>
          <table:table-cell office:value-type="float" office:value="0.02622" calcext:value-type="float">
            <text:p>2.622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45" calcext:value-type="float">
            <text:p>3.445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68" calcext:value-type="float">
            <text:p>3.468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45" calcext:value-type="float">
            <text:p>3.445E-04</text:p>
          </table:table-cell>
          <table:table-cell table:number-columns-repeated="2"/>
          <table:table-cell office:value-type="float" office:value="0.00006735" calcext:value-type="float">
            <text:p>6.735E-05</text:p>
          </table:table-cell>
          <table:table-cell office:value-type="float" office:value="0.00004811" calcext:value-type="float">
            <text:p>4.811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288" calcext:value-type="float">
            <text:p>8.288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9.84E+052" calcext:value-type="float">
            <text:p>9.840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26" calcext:value-type="float">
            <text:p>1.226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33" calcext:value-type="float">
            <text:p>1.233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26" calcext:value-type="float">
            <text:p>1.22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7" calcext:value-type="float">
            <text:p>6.857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401" calcext:value-type="float">
            <text:p>1.401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09" calcext:value-type="float">
            <text:p>1.409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401" calcext:value-type="float">
            <text:p>1.401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8" calcext:value-type="float">
            <text:p>1.028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34" calcext:value-type="float">
            <text:p>1.034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8" calcext:value-type="float">
            <text:p>1.02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31" calcext:value-type="float">
            <text:p>4.031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5" calcext:value-type="float">
            <text:p>4.050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31" calcext:value-type="float">
            <text:p>4.03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88" calcext:value-type="float">
            <text:p>6.888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912" calcext:value-type="float">
            <text:p>6.91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88" calcext:value-type="float">
            <text:p>6.88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2" calcext:value-type="float">
            <text:p>1.122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2" calcext:value-type="float">
            <text:p>5.012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841" calcext:value-type="float">
            <text:p>8.841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862" calcext:value-type="float">
            <text:p>8.862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841" calcext:value-type="float">
            <text:p>8.841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.200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611" calcext:value-type="float">
            <text:p>6.110E-02</text:p>
          </table:table-cell>
          <table:table-cell office:value-type="float" office:value="0.1286" calcext:value-type="float">
            <text:p>1.286E-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03" calcext:value-type="float">
            <text:p>6.303E-01</text:p>
          </table:table-cell>
          <table:table-cell office:value-type="float" office:value="0.0000111" calcext:value-type="float">
            <text:p>1.110E-05</text:p>
          </table:table-cell>
          <table:table-cell office:value-type="float" office:value="0.1339" calcext:value-type="float">
            <text:p>1.339E-01</text:p>
          </table:table-cell>
          <table:table-cell office:value-type="float" office:value="0.000009031" calcext:value-type="float">
            <text:p>9.031E-06</text:p>
          </table:table-cell>
          <table:table-cell office:value-type="float" office:value="0.1341" calcext:value-type="float">
            <text:p>1.341E-01</text:p>
          </table:table-cell>
          <table:table-cell office:value-type="float" office:value="1.318E+052" calcext:value-type="float">
            <text:p>1.318E+52</text:p>
          </table:table-cell>
          <table:table-cell office:value-type="float" office:value="0.1339" calcext:value-type="float">
            <text:p>1.339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" calcext:value-type="float">
            <text:p>12.170</text:p>
          </table:table-cell>
          <table:table-cell office:value-type="float" office:value="12.2" calcext:value-type="float">
            <text:p>12.200</text:p>
          </table:table-cell>
          <table:table-cell office:value-type="float" office:value="0.03" calcext:value-type="float">
            <text:p>3.000E-02</text:p>
          </table:table-cell>
          <table:table-cell office:value-type="float" office:value="0.06316" calcext:value-type="float">
            <text:p>6.316E-02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39" calcext:value-type="float">
            <text:p>6.939E-01</text:p>
          </table:table-cell>
          <table:table-cell office:value-type="float" office:value="0.000006716" calcext:value-type="float">
            <text:p>6.716E-06</text:p>
          </table:table-cell>
          <table:table-cell office:value-type="float" office:value="0.08103" calcext:value-type="float">
            <text:p>8.103E-02</text:p>
          </table:table-cell>
          <table:table-cell office:value-type="float" office:value="0.000005459" calcext:value-type="float">
            <text:p>5.459E-06</text:p>
          </table:table-cell>
          <table:table-cell office:value-type="float" office:value="0.08105" calcext:value-type="float">
            <text:p>8.105E-02</text:p>
          </table:table-cell>
          <table:table-cell office:value-type="float" office:value="7.973E+051" calcext:value-type="float">
            <text:p>7.973E+51</text:p>
          </table:table-cell>
          <table:table-cell office:value-type="float" office:value="0.08103" calcext:value-type="float">
            <text:p>8.103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5" calcext:value-type="float">
            <text:p>12.145</text:p>
          </table:table-cell>
          <table:table-cell office:value-type="float" office:value="12.17" calcext:value-type="float">
            <text:p>12.170</text:p>
          </table:table-cell>
          <table:table-cell office:value-type="float" office:value="0.02436" calcext:value-type="float">
            <text:p>2.436E-02</text:p>
          </table:table-cell>
          <table:table-cell office:value-type="float" office:value="0.05129" calcext:value-type="float">
            <text:p>5.129E-02</text:p>
          </table:table-cell>
          <table:table-cell office:value-type="float" office:value="0.435" calcext:value-type="float">
            <text:p>0.435</text:p>
          </table:table-cell>
          <table:table-cell office:value-type="float" office:value="0.7458" calcext:value-type="float">
            <text:p>7.458E-01</text:p>
          </table:table-cell>
          <table:table-cell office:value-type="float" office:value="0.00000613" calcext:value-type="float">
            <text:p>6.130E-06</text:p>
          </table:table-cell>
          <table:table-cell office:value-type="float" office:value="0.07396" calcext:value-type="float">
            <text:p>7.396E-02</text:p>
          </table:table-cell>
          <table:table-cell office:value-type="float" office:value="0.00000498" calcext:value-type="float">
            <text:p>4.980E-06</text:p>
          </table:table-cell>
          <table:table-cell office:value-type="float" office:value="0.07393" calcext:value-type="float">
            <text:p>7.393E-02</text:p>
          </table:table-cell>
          <table:table-cell office:value-type="float" office:value="7.277E+051" calcext:value-type="float">
            <text:p>7.277E+51</text:p>
          </table:table-cell>
          <table:table-cell office:value-type="float" office:value="0.07396" calcext:value-type="float">
            <text:p>7.396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145" calcext:value-type="float">
            <text:p>12.145</text:p>
          </table:table-cell>
          <table:table-cell office:value-type="float" office:value="0.02966" calcext:value-type="float">
            <text:p>2.966E-02</text:p>
          </table:table-cell>
          <table:table-cell office:value-type="float" office:value="0.06244" calcext:value-type="float">
            <text:p>6.244E-0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089" calcext:value-type="float">
            <text:p>8.089E-01</text:p>
          </table:table-cell>
          <table:table-cell office:value-type="float" office:value="0.00000836" calcext:value-type="float">
            <text:p>8.360E-06</text:p>
          </table:table-cell>
          <table:table-cell office:value-type="float" office:value="0.1009" calcext:value-type="float">
            <text:p>1.009E-01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0.1008" calcext:value-type="float">
            <text:p>1.008E-01</text:p>
          </table:table-cell>
          <table:table-cell office:value-type="float" office:value="9.926E+051" calcext:value-type="float">
            <text:p>9.926E+51</text:p>
          </table:table-cell>
          <table:table-cell office:value-type="float" office:value="0.1009" calcext:value-type="float">
            <text:p>1.009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8" calcext:value-type="float">
            <text:p>12.080</text:p>
          </table:table-cell>
          <table:table-cell office:value-type="float" office:value="12.115" calcext:value-type="float">
            <text:p>12.115</text:p>
          </table:table-cell>
          <table:table-cell office:value-type="float" office:value="0.03502" calcext:value-type="float">
            <text:p>3.502E-02</text:p>
          </table:table-cell>
          <table:table-cell office:value-type="float" office:value="0.07371" calcext:value-type="float">
            <text:p>7.371E-0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834" calcext:value-type="float">
            <text:p>8.834E-01</text:p>
          </table:table-cell>
          <table:table-cell office:value-type="float" office:value="0.0000112" calcext:value-type="float">
            <text:p>1.120E-05</text:p>
          </table:table-cell>
          <table:table-cell office:value-type="float" office:value="0.1351" calcext:value-type="float">
            <text:p>1.351E-01</text:p>
          </table:table-cell>
          <table:table-cell office:value-type="float" office:value="0.000009085" calcext:value-type="float">
            <text:p>9.085E-06</text:p>
          </table:table-cell>
          <table:table-cell office:value-type="float" office:value="0.1349" calcext:value-type="float">
            <text:p>1.349E-01</text:p>
          </table:table-cell>
          <table:table-cell office:value-type="float" office:value="1.329E+052" calcext:value-type="float">
            <text:p>1.329E+52</text:p>
          </table:table-cell>
          <table:table-cell office:value-type="float" office:value="0.1351" calcext:value-type="float">
            <text:p>1.35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65" calcext:value-type="float">
            <text:p>12.065</text:p>
          </table:table-cell>
          <table:table-cell office:value-type="float" office:value="12.08" calcext:value-type="float">
            <text:p>12.080</text:p>
          </table:table-cell>
          <table:table-cell office:value-type="float" office:value="0.01464" calcext:value-type="float">
            <text:p>1.464E-02</text:p>
          </table:table-cell>
          <table:table-cell office:value-type="float" office:value="0.03081" calcext:value-type="float">
            <text:p>3.081E-02</text:p>
          </table:table-cell>
          <table:table-cell office:value-type="float" office:value="0.534" calcext:value-type="float">
            <text:p>0.534</text:p>
          </table:table-cell>
          <table:table-cell office:value-type="float" office:value="0.9149" calcext:value-type="float">
            <text:p>9.149E-01</text:p>
          </table:table-cell>
          <table:table-cell office:value-type="float" office:value="0.000005095" calcext:value-type="float">
            <text:p>5.095E-06</text:p>
          </table:table-cell>
          <table:table-cell office:value-type="float" office:value="0.06148" calcext:value-type="float">
            <text:p>6.148E-02</text:p>
          </table:table-cell>
          <table:table-cell office:value-type="float" office:value="0.000004132" calcext:value-type="float">
            <text:p>4.132E-06</text:p>
          </table:table-cell>
          <table:table-cell office:value-type="float" office:value="0.06135" calcext:value-type="float">
            <text:p>6.135E-02</text:p>
          </table:table-cell>
          <table:table-cell office:value-type="float" office:value="6.049E+051" calcext:value-type="float">
            <text:p>6.049E+51</text:p>
          </table:table-cell>
          <table:table-cell office:value-type="float" office:value="0.06148" calcext:value-type="float">
            <text:p>6.148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6" calcext:value-type="float">
            <text:p>12.056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009011" calcext:value-type="float">
            <text:p>9.011E-03</text:p>
          </table:table-cell>
          <table:table-cell office:value-type="float" office:value="0.01897" calcext:value-type="float">
            <text:p>1.897E-02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45" calcext:value-type="float">
            <text:p>9.345E-01</text:p>
          </table:table-cell>
          <table:table-cell office:value-type="float" office:value="0.000003296" calcext:value-type="float">
            <text:p>3.296E-06</text:p>
          </table:table-cell>
          <table:table-cell office:value-type="float" office:value="0.03976" calcext:value-type="float">
            <text:p>3.976E-02</text:p>
          </table:table-cell>
          <table:table-cell office:value-type="float" office:value="0.000002672" calcext:value-type="float">
            <text:p>2.672E-06</text:p>
          </table:table-cell>
          <table:table-cell office:value-type="float" office:value="0.03967" calcext:value-type="float">
            <text:p>3.967E-02</text:p>
          </table:table-cell>
          <table:table-cell office:value-type="float" office:value="3.912E+051" calcext:value-type="float">
            <text:p>3.912E+51</text:p>
          </table:table-cell>
          <table:table-cell office:value-type="float" office:value="0.03976" calcext:value-type="float">
            <text:p>3.976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56" calcext:value-type="float">
            <text:p>12.056</text:p>
          </table:table-cell>
          <table:table-cell office:value-type="float" office:value="0.03072" calcext:value-type="float">
            <text:p>3.072E-02</text:p>
          </table:table-cell>
          <table:table-cell office:value-type="float" office:value="0.06466" calcext:value-type="float">
            <text:p>6.466E-02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203" calcext:value-type="float">
            <text:p>1.203E-05</text:p>
          </table:table-cell>
          <table:table-cell office:value-type="float" office:value="0.1452" calcext:value-type="float">
            <text:p>1.452E-01</text:p>
          </table:table-cell>
          <table:table-cell office:value-type="float" office:value="0.000009749" calcext:value-type="float">
            <text:p>9.749E-06</text:p>
          </table:table-cell>
          <table:table-cell office:value-type="float" office:value="0.1448" calcext:value-type="float">
            <text:p>1.448E-01</text:p>
          </table:table-cell>
          <table:table-cell office:value-type="float" office:value="1.428E+052" calcext:value-type="float">
            <text:p>1.428E+52</text:p>
          </table:table-cell>
          <table:table-cell office:value-type="float" office:value="0.1452" calcext:value-type="float">
            <text:p>1.452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45" calcext:value-type="float">
            <text:p>3.445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68" calcext:value-type="float">
            <text:p>3.468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45" calcext:value-type="float">
            <text:p>3.445E-04</text:p>
          </table:table-cell>
          <table:table-cell table:number-columns-repeated="2"/>
          <table:table-cell office:value-type="float" office:value="0.00006735" calcext:value-type="float">
            <text:p>6.735E-05</text:p>
          </table:table-cell>
          <table:table-cell office:value-type="float" office:value="0.00004811" calcext:value-type="float">
            <text:p>4.811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288" calcext:value-type="float">
            <text:p>8.288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5" calcext:value-type="float">
            <text:p>5.835E-01</text:p>
          </table:table-cell>
          <table:table-cell office:value-type="float" office:value="9.84E+052" calcext:value-type="float">
            <text:p>9.840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26" calcext:value-type="float">
            <text:p>1.226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33" calcext:value-type="float">
            <text:p>1.233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26" calcext:value-type="float">
            <text:p>1.22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7" calcext:value-type="float">
            <text:p>6.857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401" calcext:value-type="float">
            <text:p>1.401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09" calcext:value-type="float">
            <text:p>1.409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401" calcext:value-type="float">
            <text:p>1.401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8" calcext:value-type="float">
            <text:p>1.028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34" calcext:value-type="float">
            <text:p>1.034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8" calcext:value-type="float">
            <text:p>1.02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31" calcext:value-type="float">
            <text:p>4.031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5" calcext:value-type="float">
            <text:p>4.050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31" calcext:value-type="float">
            <text:p>4.03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88" calcext:value-type="float">
            <text:p>6.888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912" calcext:value-type="float">
            <text:p>6.91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88" calcext:value-type="float">
            <text:p>6.88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2" calcext:value-type="float">
            <text:p>1.122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2" calcext:value-type="float">
            <text:p>5.012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84" calcext:value-type="float">
            <text:p>8.840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862" calcext:value-type="float">
            <text:p>8.862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84" calcext:value-type="float">
            <text:p>8.840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5" calcext:value-type="float">
            <text:p>12.205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5575" calcext:value-type="float">
            <text:p>5.575E-02</text:p>
          </table:table-cell>
          <table:table-cell office:value-type="float" office:value="0.1174" calcext:value-type="float">
            <text:p>1.174E-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19" calcext:value-type="float">
            <text:p>6.190E-01</text:p>
          </table:table-cell>
          <table:table-cell office:value-type="float" office:value="0.00001003" calcext:value-type="float">
            <text:p>1.003E-05</text:p>
          </table:table-cell>
          <table:table-cell office:value-type="float" office:value="0.121" calcext:value-type="float">
            <text:p>1.210E-01</text:p>
          </table:table-cell>
          <table:table-cell office:value-type="float" office:value="0.000008159" calcext:value-type="float">
            <text:p>8.159E-06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1.19E+052" calcext:value-type="float">
            <text:p>1.190E+52</text:p>
          </table:table-cell>
          <table:table-cell office:value-type="float" office:value="0.121" calcext:value-type="float">
            <text:p>1.210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4" calcext:value-type="float">
            <text:p>12.174</text:p>
          </table:table-cell>
          <table:table-cell office:value-type="float" office:value="12.205" calcext:value-type="float">
            <text:p>12.205</text:p>
          </table:table-cell>
          <table:table-cell office:value-type="float" office:value="0.03097" calcext:value-type="float">
            <text:p>3.097E-02</text:p>
          </table:table-cell>
          <table:table-cell office:value-type="float" office:value="0.06519" calcext:value-type="float">
            <text:p>6.519E-02</text:p>
          </table:table-cell>
          <table:table-cell office:value-type="float" office:value="0.4" calcext:value-type="float">
            <text:p>0.400</text:p>
          </table:table-cell>
          <table:table-cell office:value-type="float" office:value="0.6847" calcext:value-type="float">
            <text:p>6.847E-01</text:p>
          </table:table-cell>
          <table:table-cell office:value-type="float" office:value="0.000006825" calcext:value-type="float">
            <text:p>6.825E-06</text:p>
          </table:table-cell>
          <table:table-cell office:value-type="float" office:value="0.08235" calcext:value-type="float">
            <text:p>8.235E-02</text:p>
          </table:table-cell>
          <table:table-cell office:value-type="float" office:value="0.000005548" calcext:value-type="float">
            <text:p>5.548E-06</text:p>
          </table:table-cell>
          <table:table-cell office:value-type="float" office:value="0.08238" calcext:value-type="float">
            <text:p>8.238E-02</text:p>
          </table:table-cell>
          <table:table-cell office:value-type="float" office:value="8.103E+051" calcext:value-type="float">
            <text:p>8.103E+51</text:p>
          </table:table-cell>
          <table:table-cell office:value-type="float" office:value="0.08235" calcext:value-type="float">
            <text:p>8.235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" calcext:value-type="float">
            <text:p>12.140</text:p>
          </table:table-cell>
          <table:table-cell office:value-type="float" office:value="12.174" calcext:value-type="float">
            <text:p>12.174</text:p>
          </table:table-cell>
          <table:table-cell office:value-type="float" office:value="0.03419" calcext:value-type="float">
            <text:p>3.419E-02</text:p>
          </table:table-cell>
          <table:table-cell office:value-type="float" office:value="0.07197" calcext:value-type="float">
            <text:p>7.197E-02</text:p>
          </table:table-cell>
          <table:table-cell office:value-type="float" office:value="0.442" calcext:value-type="float">
            <text:p>0.442</text:p>
          </table:table-cell>
          <table:table-cell office:value-type="float" office:value="0.7573" calcext:value-type="float">
            <text:p>7.573E-01</text:p>
          </table:table-cell>
          <table:table-cell office:value-type="float" office:value="0.000008626" calcext:value-type="float">
            <text:p>8.626E-06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000007008" calcext:value-type="float">
            <text:p>7.008E-06</text:p>
          </table:table-cell>
          <table:table-cell office:value-type="float" office:value="0.104" calcext:value-type="float">
            <text:p>1.040E-01</text:p>
          </table:table-cell>
          <table:table-cell office:value-type="float" office:value="1.024E+052" calcext:value-type="float">
            <text:p>1.024E+52</text:p>
          </table:table-cell>
          <table:table-cell office:value-type="float" office:value="0.1041" calcext:value-type="float">
            <text:p>1.041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7" calcext:value-type="float">
            <text:p>12.107</text:p>
          </table:table-cell>
          <table:table-cell office:value-type="float" office:value="12.14" calcext:value-type="float">
            <text:p>12.140</text:p>
          </table:table-cell>
          <table:table-cell office:value-type="float" office:value="0.03217" calcext:value-type="float">
            <text:p>3.217E-02</text:p>
          </table:table-cell>
          <table:table-cell office:value-type="float" office:value="0.06773" calcext:value-type="float">
            <text:p>6.773E-02</text:p>
          </table:table-cell>
          <table:table-cell office:value-type="float" office:value="0.482" calcext:value-type="float">
            <text:p>0.482</text:p>
          </table:table-cell>
          <table:table-cell office:value-type="float" office:value="0.8257" calcext:value-type="float">
            <text:p>8.257E-01</text:p>
          </table:table-cell>
          <table:table-cell office:value-type="float" office:value="0.000009254" calcext:value-type="float">
            <text:p>9.254E-06</text:p>
          </table:table-cell>
          <table:table-cell office:value-type="float" office:value="0.1117" calcext:value-type="float">
            <text:p>1.117E-01</text:p>
          </table:table-cell>
          <table:table-cell office:value-type="float" office:value="0.000007512" calcext:value-type="float">
            <text:p>7.512E-06</text:p>
          </table:table-cell>
          <table:table-cell office:value-type="float" office:value="0.1115" calcext:value-type="float">
            <text:p>1.115E-01</text:p>
          </table:table-cell>
          <table:table-cell office:value-type="float" office:value="1.099E+052" calcext:value-type="float">
            <text:p>1.099E+52</text:p>
          </table:table-cell>
          <table:table-cell office:value-type="float" office:value="0.1117" calcext:value-type="float">
            <text:p>1.117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4" calcext:value-type="float">
            <text:p>12.074</text:p>
          </table:table-cell>
          <table:table-cell office:value-type="float" office:value="12.107" calcext:value-type="float">
            <text:p>12.107</text:p>
          </table:table-cell>
          <table:table-cell office:value-type="float" office:value="0.03316" calcext:value-type="float">
            <text:p>3.316E-02</text:p>
          </table:table-cell>
          <table:table-cell office:value-type="float" office:value="0.06981" calcext:value-type="float">
            <text:p>6.981E-02</text:p>
          </table:table-cell>
          <table:table-cell office:value-type="float" office:value="0.523" calcext:value-type="float">
            <text:p>0.523</text:p>
          </table:table-cell>
          <table:table-cell office:value-type="float" office:value="0.8962" calcext:value-type="float">
            <text:p>8.962E-01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1304" calcext:value-type="float">
            <text:p>1.304E-01</text:p>
          </table:table-cell>
          <table:table-cell office:value-type="float" office:value="0.00000877" calcext:value-type="float">
            <text:p>8.770E-06</text:p>
          </table:table-cell>
          <table:table-cell office:value-type="float" office:value="0.1302" calcext:value-type="float">
            <text:p>1.302E-01</text:p>
          </table:table-cell>
          <table:table-cell office:value-type="float" office:value="1.283E+052" calcext:value-type="float">
            <text:p>1.283E+52</text:p>
          </table:table-cell>
          <table:table-cell office:value-type="float" office:value="0.1304" calcext:value-type="float">
            <text:p>1.304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9" calcext:value-type="float">
            <text:p>12.039</text:p>
          </table:table-cell>
          <table:table-cell office:value-type="float" office:value="12.074" calcext:value-type="float">
            <text:p>12.074</text:p>
          </table:table-cell>
          <table:table-cell office:value-type="float" office:value="0.03508" calcext:value-type="float">
            <text:p>3.508E-02</text:p>
          </table:table-cell>
          <table:table-cell office:value-type="float" office:value="0.07384" calcext:value-type="float">
            <text:p>7.384E-02</text:p>
          </table:table-cell>
          <table:table-cell office:value-type="float" office:value="0.567" calcext:value-type="float">
            <text:p>0.567</text:p>
          </table:table-cell>
          <table:table-cell office:value-type="float" office:value="0.971" calcext:value-type="float">
            <text:p>9.710E-01</text:p>
          </table:table-cell>
          <table:table-cell office:value-type="float" office:value="0.00001297" calcext:value-type="float">
            <text:p>1.297E-05</text:p>
          </table:table-cell>
          <table:table-cell office:value-type="float" office:value="0.1565" calcext:value-type="float">
            <text:p>1.565E-01</text:p>
          </table:table-cell>
          <table:table-cell office:value-type="float" office:value="0.00001051" calcext:value-type="float">
            <text:p>1.051E-05</text:p>
          </table:table-cell>
          <table:table-cell office:value-type="float" office:value="0.1561" calcext:value-type="float">
            <text:p>1.561E-01</text:p>
          </table:table-cell>
          <table:table-cell office:value-type="float" office:value="1.54E+052" calcext:value-type="float">
            <text:p>1.540E+52</text:p>
          </table:table-cell>
          <table:table-cell office:value-type="float" office:value="0.1565" calcext:value-type="float">
            <text:p>1.565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8" calcext:value-type="float">
            <text:p>12.038</text:p>
          </table:table-cell>
          <table:table-cell office:value-type="float" office:value="0.01345" calcext:value-type="float">
            <text:p>1.345E-02</text:p>
          </table:table-cell>
          <table:table-cell office:value-type="float" office:value="0.02832" calcext:value-type="float">
            <text:p>2.832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5493" calcext:value-type="float">
            <text:p>5.493E-06</text:p>
          </table:table-cell>
          <table:table-cell office:value-type="float" office:value="0.06627" calcext:value-type="float">
            <text:p>6.627E-02</text:p>
          </table:table-cell>
          <table:table-cell office:value-type="float" office:value="0.00000445" calcext:value-type="float">
            <text:p>4.450E-06</text:p>
          </table:table-cell>
          <table:table-cell office:value-type="float" office:value="0.06607" calcext:value-type="float">
            <text:p>6.607E-02</text:p>
          </table:table-cell>
          <table:table-cell office:value-type="float" office:value="6.521E+051" calcext:value-type="float">
            <text:p>6.521E+51</text:p>
          </table:table-cell>
          <table:table-cell office:value-type="float" office:value="0.06627" calcext:value-type="float">
            <text:p>6.627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39" calcext:value-type="float">
            <text:p>3.390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13" calcext:value-type="float">
            <text:p>3.413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39" calcext:value-type="float">
            <text:p>3.390E-04</text:p>
          </table:table-cell>
          <table:table-cell table:number-columns-repeated="2"/>
          <table:table-cell office:value-type="float" office:value="0.00006845" calcext:value-type="float">
            <text:p>6.845E-05</text:p>
          </table:table-cell>
          <table:table-cell office:value-type="float" office:value="0.00004889" calcext:value-type="float">
            <text:p>4.889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423" calcext:value-type="float">
            <text:p>8.423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4" calcext:value-type="float">
            <text:p>5.834E-01</text:p>
          </table:table-cell>
          <table:table-cell office:value-type="float" office:value="1E+053" calcext:value-type="float">
            <text:p>1.000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06" calcext:value-type="float">
            <text:p>1.206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14" calcext:value-type="float">
            <text:p>1.214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06" calcext:value-type="float">
            <text:p>1.20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8" calcext:value-type="float">
            <text:p>6.858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379" calcext:value-type="float">
            <text:p>1.379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386" calcext:value-type="float">
            <text:p>1.386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379" calcext:value-type="float">
            <text:p>1.379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12" calcext:value-type="float">
            <text:p>1.012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17" calcext:value-type="float">
            <text:p>1.017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12" calcext:value-type="float">
            <text:p>1.012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6" calcext:value-type="float">
            <text:p>2.676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3967" calcext:value-type="float">
            <text:p>3.967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3985" calcext:value-type="float">
            <text:p>3.985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3967" calcext:value-type="float">
            <text:p>3.967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9" calcext:value-type="float">
            <text:p>3.889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778" calcext:value-type="float">
            <text:p>6.778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802" calcext:value-type="float">
            <text:p>6.80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778" calcext:value-type="float">
            <text:p>6.77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92" calcext:value-type="float">
            <text:p>12.292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2278" calcext:value-type="float">
            <text:p>2.278E-02</text:p>
          </table:table-cell>
          <table:table-cell office:value-type="float" office:value="0.04796" calcext:value-type="float">
            <text:p>4.796E-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4371" calcext:value-type="float">
            <text:p>4.371E-01</text:p>
          </table:table-cell>
          <table:table-cell office:value-type="float" office:value="0.000002912" calcext:value-type="float">
            <text:p>2.912E-06</text:p>
          </table:table-cell>
          <table:table-cell office:value-type="float" office:value="0.03457" calcext:value-type="float">
            <text:p>3.457E-02</text:p>
          </table:table-cell>
          <table:table-cell office:value-type="float" office:value="0.000002373" calcext:value-type="float">
            <text:p>2.373E-06</text:p>
          </table:table-cell>
          <table:table-cell office:value-type="float" office:value="0.03467" calcext:value-type="float">
            <text:p>3.467E-02</text:p>
          </table:table-cell>
          <table:table-cell office:value-type="float" office:value="3.457E+051" calcext:value-type="float">
            <text:p>3.457E+51</text:p>
          </table:table-cell>
          <table:table-cell office:value-type="float" office:value="0.03457" calcext:value-type="float">
            <text:p>3.457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62" calcext:value-type="float">
            <text:p>12.262</text:p>
          </table:table-cell>
          <table:table-cell office:value-type="float" office:value="12.292" calcext:value-type="float">
            <text:p>12.292</text:p>
          </table:table-cell>
          <table:table-cell office:value-type="float" office:value="0.02964" calcext:value-type="float">
            <text:p>2.964E-02</text:p>
          </table:table-cell>
          <table:table-cell office:value-type="float" office:value="0.06241" calcext:value-type="float">
            <text:p>6.241E-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4998" calcext:value-type="float">
            <text:p>4.998E-01</text:p>
          </table:table-cell>
          <table:table-cell office:value-type="float" office:value="0.000004422" calcext:value-type="float">
            <text:p>4.422E-06</text:p>
          </table:table-cell>
          <table:table-cell office:value-type="float" office:value="0.0525" calcext:value-type="float">
            <text:p>5.250E-02</text:p>
          </table:table-cell>
          <table:table-cell office:value-type="float" office:value="0.000003601" calcext:value-type="float">
            <text:p>3.601E-06</text:p>
          </table:table-cell>
          <table:table-cell office:value-type="float" office:value="0.05262" calcext:value-type="float">
            <text:p>5.262E-02</text:p>
          </table:table-cell>
          <table:table-cell office:value-type="float" office:value="5.25E+051" calcext:value-type="float">
            <text:p>5.250E+51</text:p>
          </table:table-cell>
          <table:table-cell office:value-type="float" office:value="0.0525" calcext:value-type="float">
            <text:p>5.250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262" calcext:value-type="float">
            <text:p>12.262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4563" calcext:value-type="float">
            <text:p>4.563E-0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458" calcext:value-type="float">
            <text:p>5.458E-01</text:p>
          </table:table-cell>
          <table:table-cell office:value-type="float" office:value="0.000003713" calcext:value-type="float">
            <text:p>3.713E-06</text:p>
          </table:table-cell>
          <table:table-cell office:value-type="float" office:value="0.04408" calcext:value-type="float">
            <text:p>4.408E-02</text:p>
          </table:table-cell>
          <table:table-cell office:value-type="float" office:value="0.000003022" calcext:value-type="float">
            <text:p>3.022E-06</text:p>
          </table:table-cell>
          <table:table-cell office:value-type="float" office:value="0.04416" calcext:value-type="float">
            <text:p>4.416E-02</text:p>
          </table:table-cell>
          <table:table-cell office:value-type="float" office:value="4.408E+051" calcext:value-type="float">
            <text:p>4.408E+51</text:p>
          </table:table-cell>
          <table:table-cell office:value-type="float" office:value="0.04408" calcext:value-type="float">
            <text:p>4.408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24" calcext:value-type="float">
            <text:p>12.240</text:p>
          </table:table-cell>
          <table:table-cell office:value-type="float" office:value="0.06724" calcext:value-type="float">
            <text:p>6.724E-02</text:p>
          </table:table-cell>
          <table:table-cell office:value-type="float" office:value="0.1416" calcext:value-type="float">
            <text:p>1.416E-01</text:p>
          </table:table-cell>
          <table:table-cell office:value-type="float" office:value="0.401" calcext:value-type="float">
            <text:p>0.401</text:p>
          </table:table-cell>
          <table:table-cell office:value-type="float" office:value="0.6879" calcext:value-type="float">
            <text:p>6.879E-01</text:p>
          </table:table-cell>
          <table:table-cell office:value-type="float" office:value="0.00001405" calcext:value-type="float">
            <text:p>1.405E-05</text:p>
          </table:table-cell>
          <table:table-cell office:value-type="float" office:value="0.1668" calcext:value-type="float">
            <text:p>1.668E-01</text:p>
          </table:table-cell>
          <table:table-cell office:value-type="float" office:value="0.00001142" calcext:value-type="float">
            <text:p>1.142E-05</text:p>
          </table:table-cell>
          <table:table-cell office:value-type="float" office:value="0.1669" calcext:value-type="float">
            <text:p>1.669E-01</text:p>
          </table:table-cell>
          <table:table-cell office:value-type="float" office:value="1.668E+052" calcext:value-type="float">
            <text:p>1.668E+52</text:p>
          </table:table-cell>
          <table:table-cell office:value-type="float" office:value="0.1668" calcext:value-type="float">
            <text:p>1.668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46" calcext:value-type="float">
            <text:p>12.1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0.02621" calcext:value-type="float">
            <text:p>2.621E-02</text:p>
          </table:table-cell>
          <table:table-cell office:value-type="float" office:value="0.05518" calcext:value-type="float">
            <text:p>5.518E-02</text:p>
          </table:table-cell>
          <table:table-cell office:value-type="float" office:value="0.434" calcext:value-type="float">
            <text:p>0.434</text:p>
          </table:table-cell>
          <table:table-cell office:value-type="float" office:value="0.7436" calcext:value-type="float">
            <text:p>7.436E-01</text:p>
          </table:table-cell>
          <table:table-cell office:value-type="float" office:value="0.00000661" calcext:value-type="float">
            <text:p>6.610E-06</text:p>
          </table:table-cell>
          <table:table-cell office:value-type="float" office:value="0.07848" calcext:value-type="float">
            <text:p>7.848E-02</text:p>
          </table:table-cell>
          <table:table-cell office:value-type="float" office:value="0.00000537" calcext:value-type="float">
            <text:p>5.370E-06</text:p>
          </table:table-cell>
          <table:table-cell office:value-type="float" office:value="0.07846" calcext:value-type="float">
            <text:p>7.846E-02</text:p>
          </table:table-cell>
          <table:table-cell office:value-type="float" office:value="7.848E+051" calcext:value-type="float">
            <text:p>7.848E+51</text:p>
          </table:table-cell>
          <table:table-cell office:value-type="float" office:value="0.07848" calcext:value-type="float">
            <text:p>7.848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16" calcext:value-type="float">
            <text:p>12.116</text:p>
          </table:table-cell>
          <table:table-cell office:value-type="float" office:value="12.146" calcext:value-type="float">
            <text:p>12.146</text:p>
          </table:table-cell>
          <table:table-cell office:value-type="float" office:value="0.02982" calcext:value-type="float">
            <text:p>2.982E-02</text:p>
          </table:table-cell>
          <table:table-cell office:value-type="float" office:value="0.06279" calcext:value-type="float">
            <text:p>6.279E-02</text:p>
          </table:table-cell>
          <table:table-cell office:value-type="float" office:value="0.471" calcext:value-type="float">
            <text:p>0.471</text:p>
          </table:table-cell>
          <table:table-cell office:value-type="float" office:value="0.8071" calcext:value-type="float">
            <text:p>8.071E-01</text:p>
          </table:table-cell>
          <table:table-cell office:value-type="float" office:value="0.00000845" calcext:value-type="float">
            <text:p>8.450E-06</text:p>
          </table:table-cell>
          <table:table-cell office:value-type="float" office:value="0.1003" calcext:value-type="float">
            <text:p>1.003E-01</text:p>
          </table:table-cell>
          <table:table-cell office:value-type="float" office:value="0.000006861" calcext:value-type="float">
            <text:p>6.861E-06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1.003E+052" calcext:value-type="float">
            <text:p>1.003E+52</text:p>
          </table:table-cell>
          <table:table-cell office:value-type="float" office:value="0.1003" calcext:value-type="float">
            <text:p>1.003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85" calcext:value-type="float">
            <text:p>12.085</text:p>
          </table:table-cell>
          <table:table-cell office:value-type="float" office:value="12.116" calcext:value-type="float">
            <text:p>12.116</text:p>
          </table:table-cell>
          <table:table-cell office:value-type="float" office:value="0.03129" calcext:value-type="float">
            <text:p>3.129E-02</text:p>
          </table:table-cell>
          <table:table-cell office:value-type="float" office:value="0.06589" calcext:value-type="float">
            <text:p>6.589E-02</text:p>
          </table:table-cell>
          <table:table-cell office:value-type="float" office:value="0.51" calcext:value-type="float">
            <text:p>0.510</text:p>
          </table:table-cell>
          <table:table-cell office:value-type="float" office:value="0.8737" calcext:value-type="float">
            <text:p>8.737E-01</text:p>
          </table:table-cell>
          <table:table-cell office:value-type="float" office:value="0.00001" calcext:value-type="float">
            <text:p>1.000E-05</text:p>
          </table:table-cell>
          <table:table-cell office:value-type="float" office:value="0.1188" calcext:value-type="float">
            <text:p>1.188E-01</text:p>
          </table:table-cell>
          <table:table-cell office:value-type="float" office:value="0.000008117" calcext:value-type="float">
            <text:p>8.117E-06</text:p>
          </table:table-cell>
          <table:table-cell office:value-type="float" office:value="0.1186" calcext:value-type="float">
            <text:p>1.186E-01</text:p>
          </table:table-cell>
          <table:table-cell office:value-type="float" office:value="1.188E+052" calcext:value-type="float">
            <text:p>1.188E+52</text:p>
          </table:table-cell>
          <table:table-cell office:value-type="float" office:value="0.1188" calcext:value-type="float">
            <text:p>1.188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" calcext:value-type="float">
            <text:p>12.050</text:p>
          </table:table-cell>
          <table:table-cell office:value-type="float" office:value="12.085" calcext:value-type="float">
            <text:p>12.085</text:p>
          </table:table-cell>
          <table:table-cell office:value-type="float" office:value="0.03464" calcext:value-type="float">
            <text:p>3.464E-02</text:p>
          </table:table-cell>
          <table:table-cell office:value-type="float" office:value="0.07293" calcext:value-type="float">
            <text:p>7.293E-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9475" calcext:value-type="float">
            <text:p>9.475E-01</text:p>
          </table:table-cell>
          <table:table-cell office:value-type="float" office:value="0.00001254" calcext:value-type="float">
            <text:p>1.254E-05</text:p>
          </table:table-cell>
          <table:table-cell office:value-type="float" office:value="0.1489" calcext:value-type="float">
            <text:p>1.489E-01</text:p>
          </table:table-cell>
          <table:table-cell office:value-type="float" office:value="0.00001017" calcext:value-type="float">
            <text:p>1.017E-05</text:p>
          </table:table-cell>
          <table:table-cell office:value-type="float" office:value="0.1486" calcext:value-type="float">
            <text:p>1.486E-01</text:p>
          </table:table-cell>
          <table:table-cell office:value-type="float" office:value="1.489E+052" calcext:value-type="float">
            <text:p>1.489E+52</text:p>
          </table:table-cell>
          <table:table-cell office:value-type="float" office:value="0.1489" calcext:value-type="float">
            <text:p>1.489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5" calcext:value-type="float">
            <text:p>12.050</text:p>
          </table:table-cell>
          <table:table-cell office:value-type="float" office:value="0.02457" calcext:value-type="float">
            <text:p>2.457E-02</text:p>
          </table:table-cell>
          <table:table-cell office:value-type="float" office:value="0.05173" calcext:value-type="float">
            <text:p>5.173E-02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9973" calcext:value-type="float">
            <text:p>9.973E-06</text:p>
          </table:table-cell>
          <table:table-cell office:value-type="float" office:value="0.1184" calcext:value-type="float">
            <text:p>1.184E-01</text:p>
          </table:table-cell>
          <table:table-cell office:value-type="float" office:value="0.000008081" calcext:value-type="float">
            <text:p>8.081E-06</text:p>
          </table:table-cell>
          <table:table-cell office:value-type="float" office:value="0.1181" calcext:value-type="float">
            <text:p>1.181E-01</text:p>
          </table:table-cell>
          <table:table-cell office:value-type="float" office:value="1.184E+052" calcext:value-type="float">
            <text:p>1.184E+52</text:p>
          </table:table-cell>
          <table:table-cell office:value-type="float" office:value="0.1184" calcext:value-type="float">
            <text:p>1.184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35" calcext:value-type="float">
            <text:p>3.435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58" calcext:value-type="float">
            <text:p>3.458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35" calcext:value-type="float">
            <text:p>3.435E-04</text:p>
          </table:table-cell>
          <table:table-cell table:number-columns-repeated="2"/>
          <table:table-cell office:value-type="float" office:value="0.00006755" calcext:value-type="float">
            <text:p>6.755E-05</text:p>
          </table:table-cell>
          <table:table-cell office:value-type="float" office:value="0.00004825" calcext:value-type="float">
            <text:p>4.825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313" calcext:value-type="float">
            <text:p>8.313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4" calcext:value-type="float">
            <text:p>5.834E-01</text:p>
          </table:table-cell>
          <table:table-cell office:value-type="float" office:value="9.869E+052" calcext:value-type="float">
            <text:p>9.869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22" calcext:value-type="float">
            <text:p>1.222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3" calcext:value-type="float">
            <text:p>1.230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22" calcext:value-type="float">
            <text:p>1.222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8" calcext:value-type="float">
            <text:p>6.858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397" calcext:value-type="float">
            <text:p>1.397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405" calcext:value-type="float">
            <text:p>1.405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397" calcext:value-type="float">
            <text:p>1.397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31" calcext:value-type="float">
            <text:p>1.031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5" calcext:value-type="float">
            <text:p>1.025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6" calcext:value-type="float">
            <text:p>2.676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2" calcext:value-type="float">
            <text:p>4.020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38" calcext:value-type="float">
            <text:p>4.038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2" calcext:value-type="float">
            <text:p>4.02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9" calcext:value-type="float">
            <text:p>3.889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68" calcext:value-type="float">
            <text:p>6.868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892" calcext:value-type="float">
            <text:p>6.892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68" calcext:value-type="float">
            <text:p>6.86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2" calcext:value-type="float">
            <text:p>1.122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3" calcext:value-type="float">
            <text:p>5.013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815" calcext:value-type="float">
            <text:p>8.815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836" calcext:value-type="float">
            <text:p>8.836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815" calcext:value-type="float">
            <text:p>8.815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" calcext:value-type="float">
            <text:p>12.210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5131" calcext:value-type="float">
            <text:p>5.131E-02</text:p>
          </table:table-cell>
          <table:table-cell office:value-type="float" office:value="0.108" calcext:value-type="float">
            <text:p>1.080E-01</text:p>
          </table:table-cell>
          <table:table-cell office:value-type="float" office:value="0.356" calcext:value-type="float">
            <text:p>0.356</text:p>
          </table:table-cell>
          <table:table-cell office:value-type="float" office:value="0.6097" calcext:value-type="float">
            <text:p>6.097E-01</text:p>
          </table:table-cell>
          <table:table-cell office:value-type="float" office:value="0.000009149" calcext:value-type="float">
            <text:p>9.149E-06</text:p>
          </table:table-cell>
          <table:table-cell office:value-type="float" office:value="0.1101" calcext:value-type="float">
            <text:p>1.101E-01</text:p>
          </table:table-cell>
          <table:table-cell office:value-type="float" office:value="0.000007445" calcext:value-type="float">
            <text:p>7.445E-06</text:p>
          </table:table-cell>
          <table:table-cell office:value-type="float" office:value="0.1102" calcext:value-type="float">
            <text:p>1.102E-01</text:p>
          </table:table-cell>
          <table:table-cell office:value-type="float" office:value="1.086E+052" calcext:value-type="float">
            <text:p>1.086E+52</text:p>
          </table:table-cell>
          <table:table-cell office:value-type="float" office:value="0.1101" calcext:value-type="float">
            <text:p>1.101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21" calcext:value-type="float">
            <text:p>12.210</text:p>
          </table:table-cell>
          <table:table-cell office:value-type="float" office:value="0.03651" calcext:value-type="float">
            <text:p>3.651E-02</text:p>
          </table:table-cell>
          <table:table-cell office:value-type="float" office:value="0.07688" calcext:value-type="float">
            <text:p>7.688E-02</text:p>
          </table:table-cell>
          <table:table-cell office:value-type="float" office:value="0.401" calcext:value-type="float">
            <text:p>0.401</text:p>
          </table:table-cell>
          <table:table-cell office:value-type="float" office:value="0.6871" calcext:value-type="float">
            <text:p>6.871E-01</text:p>
          </table:table-cell>
          <table:table-cell office:value-type="float" office:value="0.000008008" calcext:value-type="float">
            <text:p>8.008E-06</text:p>
          </table:table-cell>
          <table:table-cell office:value-type="float" office:value="0.09633" calcext:value-type="float">
            <text:p>9.633E-02</text:p>
          </table:table-cell>
          <table:table-cell office:value-type="float" office:value="0.00000651" calcext:value-type="float">
            <text:p>6.510E-06</text:p>
          </table:table-cell>
          <table:table-cell office:value-type="float" office:value="0.09637" calcext:value-type="float">
            <text:p>9.637E-02</text:p>
          </table:table-cell>
          <table:table-cell office:value-type="float" office:value="9.507E+051" calcext:value-type="float">
            <text:p>9.507E+51</text:p>
          </table:table-cell>
          <table:table-cell office:value-type="float" office:value="0.09633" calcext:value-type="float">
            <text:p>9.633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4" calcext:value-type="float">
            <text:p>12.144</text:p>
          </table:table-cell>
          <table:table-cell office:value-type="float" office:value="12.173" calcext:value-type="float">
            <text:p>12.173</text:p>
          </table:table-cell>
          <table:table-cell office:value-type="float" office:value="0.02874" calcext:value-type="float">
            <text:p>2.874E-02</text:p>
          </table:table-cell>
          <table:table-cell office:value-type="float" office:value="0.06051" calcext:value-type="float">
            <text:p>6.051E-02</text:p>
          </table:table-cell>
          <table:table-cell office:value-type="float" office:value="0.436" calcext:value-type="float">
            <text:p>0.436</text:p>
          </table:table-cell>
          <table:table-cell office:value-type="float" office:value="0.7482" calcext:value-type="float">
            <text:p>7.482E-01</text:p>
          </table:table-cell>
          <table:table-cell office:value-type="float" office:value="0.000007218" calcext:value-type="float">
            <text:p>7.218E-06</text:p>
          </table:table-cell>
          <table:table-cell office:value-type="float" office:value="0.08683" calcext:value-type="float">
            <text:p>8.683E-02</text:p>
          </table:table-cell>
          <table:table-cell office:value-type="float" office:value="0.000005864" calcext:value-type="float">
            <text:p>5.864E-06</text:p>
          </table:table-cell>
          <table:table-cell office:value-type="float" office:value="0.08681" calcext:value-type="float">
            <text:p>8.681E-02</text:p>
          </table:table-cell>
          <table:table-cell office:value-type="float" office:value="8.569E+051" calcext:value-type="float">
            <text:p>8.569E+51</text:p>
          </table:table-cell>
          <table:table-cell office:value-type="float" office:value="0.08683" calcext:value-type="float">
            <text:p>8.683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144" calcext:value-type="float">
            <text:p>12.144</text:p>
          </table:table-cell>
          <table:table-cell office:value-type="float" office:value="0.02932" calcext:value-type="float">
            <text:p>2.932E-02</text:p>
          </table:table-cell>
          <table:table-cell office:value-type="float" office:value="0.06173" calcext:value-type="float">
            <text:p>6.173E-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106" calcext:value-type="float">
            <text:p>8.106E-01</text:p>
          </table:table-cell>
          <table:table-cell office:value-type="float" office:value="0.000008299" calcext:value-type="float">
            <text:p>8.299E-06</text:p>
          </table:table-cell>
          <table:table-cell office:value-type="float" office:value="0.09983" calcext:value-type="float">
            <text:p>9.983E-02</text:p>
          </table:table-cell>
          <table:table-cell office:value-type="float" office:value="0.000006738" calcext:value-type="float">
            <text:p>6.738E-06</text:p>
          </table:table-cell>
          <table:table-cell office:value-type="float" office:value="0.09974" calcext:value-type="float">
            <text:p>9.974E-02</text:p>
          </table:table-cell>
          <table:table-cell office:value-type="float" office:value="9.852E+051" calcext:value-type="float">
            <text:p>9.852E+51</text:p>
          </table:table-cell>
          <table:table-cell office:value-type="float" office:value="0.09983" calcext:value-type="float">
            <text:p>9.983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7" calcext:value-type="float">
            <text:p>12.077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3697" calcext:value-type="float">
            <text:p>3.697E-02</text:p>
          </table:table-cell>
          <table:table-cell office:value-type="float" office:value="0.07785" calcext:value-type="float">
            <text:p>7.785E-02</text:p>
          </table:table-cell>
          <table:table-cell office:value-type="float" office:value="0.519" calcext:value-type="float">
            <text:p>0.519</text:p>
          </table:table-cell>
          <table:table-cell office:value-type="float" office:value="0.8892" calcext:value-type="float">
            <text:p>8.892E-01</text:p>
          </table:table-cell>
          <table:table-cell office:value-type="float" office:value="0.0000119" calcext:value-type="float">
            <text:p>1.190E-05</text:p>
          </table:table-cell>
          <table:table-cell office:value-type="float" office:value="0.1431" calcext:value-type="float">
            <text:p>1.431E-01</text:p>
          </table:table-cell>
          <table:table-cell office:value-type="float" office:value="0.000009651" calcext:value-type="float">
            <text:p>9.651E-06</text:p>
          </table:table-cell>
          <table:table-cell office:value-type="float" office:value="0.1429" calcext:value-type="float">
            <text:p>1.429E-01</text:p>
          </table:table-cell>
          <table:table-cell office:value-type="float" office:value="1.412E+052" calcext:value-type="float">
            <text:p>1.412E+52</text:p>
          </table:table-cell>
          <table:table-cell office:value-type="float" office:value="0.1431" calcext:value-type="float">
            <text:p>1.43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51" calcext:value-type="float">
            <text:p>12.051</text:p>
          </table:table-cell>
          <table:table-cell office:value-type="float" office:value="12.077" calcext:value-type="float">
            <text:p>12.077</text:p>
          </table:table-cell>
          <table:table-cell office:value-type="float" office:value="0.02602" calcext:value-type="float">
            <text:p>2.602E-02</text:p>
          </table:table-cell>
          <table:table-cell office:value-type="float" office:value="0.05479" calcext:value-type="float">
            <text:p>5.479E-02</text:p>
          </table:table-cell>
          <table:table-cell office:value-type="float" office:value="0.551" calcext:value-type="float">
            <text:p>0.551</text:p>
          </table:table-cell>
          <table:table-cell office:value-type="float" office:value="0.9448" calcext:value-type="float">
            <text:p>9.448E-01</text:p>
          </table:table-cell>
          <table:table-cell office:value-type="float" office:value="0.000009441" calcext:value-type="float">
            <text:p>9.441E-06</text:p>
          </table:table-cell>
          <table:table-cell office:value-type="float" office:value="0.1136" calcext:value-type="float">
            <text:p>1.136E-01</text:p>
          </table:table-cell>
          <table:table-cell office:value-type="float" office:value="0.000007654" calcext:value-type="float">
            <text:p>7.654E-06</text:p>
          </table:table-cell>
          <table:table-cell office:value-type="float" office:value="0.1133" calcext:value-type="float">
            <text:p>1.133E-01</text:p>
          </table:table-cell>
          <table:table-cell office:value-type="float" office:value="1.121E+052" calcext:value-type="float">
            <text:p>1.121E+52</text:p>
          </table:table-cell>
          <table:table-cell office:value-type="float" office:value="0.1136" calcext:value-type="float">
            <text:p>1.136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3" calcext:value-type="float">
            <text:p>12.030</text:p>
          </table:table-cell>
          <table:table-cell office:value-type="float" office:value="12.051" calcext:value-type="float">
            <text:p>12.051</text:p>
          </table:table-cell>
          <table:table-cell office:value-type="float" office:value="0.02115" calcext:value-type="float">
            <text:p>2.115E-02</text:p>
          </table:table-cell>
          <table:table-cell office:value-type="float" office:value="0.04454" calcext:value-type="float">
            <text:p>4.454E-02</text:p>
          </table:table-cell>
          <table:table-cell office:value-type="float" office:value="0.578" calcext:value-type="float">
            <text:p>0.578</text:p>
          </table:table-cell>
          <table:table-cell office:value-type="float" office:value="0.9901" calcext:value-type="float">
            <text:p>9.901E-01</text:p>
          </table:table-cell>
          <table:table-cell office:value-type="float" office:value="0.000008297" calcext:value-type="float">
            <text:p>8.297E-06</text:p>
          </table:table-cell>
          <table:table-cell office:value-type="float" office:value="0.09981" calcext:value-type="float">
            <text:p>9.981E-02</text:p>
          </table:table-cell>
          <table:table-cell office:value-type="float" office:value="0.000006723" calcext:value-type="float">
            <text:p>6.723E-06</text:p>
          </table:table-cell>
          <table:table-cell office:value-type="float" office:value="0.09953" calcext:value-type="float">
            <text:p>9.953E-02</text:p>
          </table:table-cell>
          <table:table-cell office:value-type="float" office:value="9.85E+051" calcext:value-type="float">
            <text:p>9.850E+51</text:p>
          </table:table-cell>
          <table:table-cell office:value-type="float" office:value="0.09981" calcext:value-type="float">
            <text:p>9.981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4394" calcext:value-type="float">
            <text:p>4.394E-03</text:p>
          </table:table-cell>
          <table:table-cell office:value-type="float" office:value="0.009252" calcext:value-type="float">
            <text:p>9.252E-03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1839" calcext:value-type="float">
            <text:p>1.839E-06</text:p>
          </table:table-cell>
          <table:table-cell office:value-type="float" office:value="0.02213" calcext:value-type="float">
            <text:p>2.213E-02</text:p>
          </table:table-cell>
          <table:table-cell office:value-type="float" office:value="0.00000149" calcext:value-type="float">
            <text:p>1.490E-06</text:p>
          </table:table-cell>
          <table:table-cell office:value-type="float" office:value="0.02206" calcext:value-type="float">
            <text:p>2.206E-02</text:p>
          </table:table-cell>
          <table:table-cell office:value-type="float" office:value="2.184E+051" calcext:value-type="float">
            <text:p>2.184E+51</text:p>
          </table:table-cell>
          <table:table-cell office:value-type="float" office:value="0.02213" calcext:value-type="float">
            <text:p>2.213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4892" calcext:value-type="float">
            <text:p>4.892E-03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5" calcext:value-type="float">
            <text:p>1.025E-02</text:p>
          </table:table-cell>
          <table:table-cell office:value-type="float" office:value="0.00000002855" calcext:value-type="float">
            <text:p>2.855E-08</text:p>
          </table:table-cell>
          <table:table-cell office:value-type="float" office:value="0.000342" calcext:value-type="float">
            <text:p>3.420E-04</text:p>
          </table:table-cell>
          <table:table-cell office:value-type="float" office:value="0.00000002336" calcext:value-type="float">
            <text:p>2.336E-08</text:p>
          </table:table-cell>
          <table:table-cell office:value-type="float" office:value="0.0003443" calcext:value-type="float">
            <text:p>3.443E-04</text:p>
          </table:table-cell>
          <table:table-cell office:value-type="float" office:value="3.39E+049" calcext:value-type="float">
            <text:p>3.390E+49</text:p>
          </table:table-cell>
          <table:table-cell office:value-type="float" office:value="0.000342" calcext:value-type="float">
            <text:p>3.420E-04</text:p>
          </table:table-cell>
          <table:table-cell table:number-columns-repeated="2"/>
          <table:table-cell office:value-type="float" office:value="0.00006784" calcext:value-type="float">
            <text:p>6.784E-05</text:p>
          </table:table-cell>
          <table:table-cell office:value-type="float" office:value="0.00004846" calcext:value-type="float">
            <text:p>4.846E-05</text:p>
          </table:table-cell>
          <table:table-cell office:value-type="float" office:value="0.475" calcext:value-type="float">
            <text:p>4.750E-01</text:p>
          </table:table-cell>
          <table:table-cell office:value-type="float" office:value="0.038" calcext:value-type="float">
            <text:p>3.800E-02</text:p>
          </table:table-cell>
          <table:table-cell office:value-type="float" office:value="0.00008348" calcext:value-type="float">
            <text:p>8.348E-05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34" calcext:value-type="float">
            <text:p>5.834E-01</text:p>
          </table:table-cell>
          <table:table-cell office:value-type="float" office:value="9.911E+052" calcext:value-type="float">
            <text:p>9.911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" calcext:value-type="float">
            <text:p>12.448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4755" calcext:value-type="float">
            <text:p>4.755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0.01217" calcext:value-type="float">
            <text:p>1.217E-02</text:p>
          </table:table-cell>
          <table:table-cell office:value-type="float" office:value="0.0000008306" calcext:value-type="float">
            <text:p>8.306E-07</text:p>
          </table:table-cell>
          <table:table-cell office:value-type="float" office:value="0.01224" calcext:value-type="float">
            <text:p>1.224E-02</text:p>
          </table:table-cell>
          <table:table-cell office:value-type="float" office:value="1.206E+051" calcext:value-type="float">
            <text:p>1.206E+51</text:p>
          </table:table-cell>
          <table:table-cell office:value-type="float" office:value="0.01217" calcext:value-type="float">
            <text:p>1.217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4" calcext:value-type="float">
            <text:p>12.444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003257" calcext:value-type="float">
            <text:p>3.257E-03</text:p>
          </table:table-cell>
          <table:table-cell office:value-type="float" office:value="0.006857" calcext:value-type="float">
            <text:p>6.857E-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0001161" calcext:value-type="float">
            <text:p>1.161E-07</text:p>
          </table:table-cell>
          <table:table-cell office:value-type="float" office:value="0.001391" calcext:value-type="float">
            <text:p>1.391E-03</text:p>
          </table:table-cell>
          <table:table-cell office:value-type="float" office:value="0.0000000949" calcext:value-type="float">
            <text:p>9.490E-08</text:p>
          </table:table-cell>
          <table:table-cell office:value-type="float" office:value="0.001399" calcext:value-type="float">
            <text:p>1.399E-03</text:p>
          </table:table-cell>
          <table:table-cell office:value-type="float" office:value="1.379E+050" calcext:value-type="float">
            <text:p>1.379E+50</text:p>
          </table:table-cell>
          <table:table-cell office:value-type="float" office:value="0.001391" calcext:value-type="float">
            <text:p>1.391E-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24" calcext:value-type="float">
            <text:p>12.424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01989" calcext:value-type="float">
            <text:p>1.989E-02</text:p>
          </table:table-cell>
          <table:table-cell office:value-type="float" office:value="0.04187" calcext:value-type="float">
            <text:p>4.187E-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0000008521" calcext:value-type="float">
            <text:p>8.521E-07</text:p>
          </table:table-cell>
          <table:table-cell office:value-type="float" office:value="0.01021" calcext:value-type="float">
            <text:p>1.021E-02</text:p>
          </table:table-cell>
          <table:table-cell office:value-type="float" office:value="0.0000006962" calcext:value-type="float">
            <text:p>6.962E-07</text:p>
          </table:table-cell>
          <table:table-cell office:value-type="float" office:value="0.01026" calcext:value-type="float">
            <text:p>1.026E-02</text:p>
          </table:table-cell>
          <table:table-cell office:value-type="float" office:value="1.012E+051" calcext:value-type="float">
            <text:p>1.012E+51</text:p>
          </table:table-cell>
          <table:table-cell office:value-type="float" office:value="0.01021" calcext:value-type="float">
            <text:p>1.021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5179" calcext:value-type="float">
            <text:p>5.179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2675" calcext:value-type="float">
            <text:p>2.675E-01</text:p>
          </table:table-cell>
          <table:table-cell office:value-type="float" office:value="0.000003341" calcext:value-type="float">
            <text:p>3.341E-06</text:p>
          </table:table-cell>
          <table:table-cell office:value-type="float" office:value="0.04002" calcext:value-type="float">
            <text:p>4.002E-02</text:p>
          </table:table-cell>
          <table:table-cell office:value-type="float" office:value="0.000002728" calcext:value-type="float">
            <text:p>2.728E-06</text:p>
          </table:table-cell>
          <table:table-cell office:value-type="float" office:value="0.04021" calcext:value-type="float">
            <text:p>4.021E-02</text:p>
          </table:table-cell>
          <table:table-cell office:value-type="float" office:value="3.967E+051" calcext:value-type="float">
            <text:p>3.967E+51</text:p>
          </table:table-cell>
          <table:table-cell office:value-type="float" office:value="0.04002" calcext:value-type="float">
            <text:p>4.002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15" calcext:value-type="float">
            <text:p>12.315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5761" calcext:value-type="float">
            <text:p>5.761E-02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88" calcext:value-type="float">
            <text:p>3.888E-01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6838" calcext:value-type="float">
            <text:p>6.838E-02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06863" calcext:value-type="float">
            <text:p>6.863E-02</text:p>
          </table:table-cell>
          <table:table-cell office:value-type="float" office:value="6.778E+051" calcext:value-type="float">
            <text:p>6.778E+51</text:p>
          </table:table-cell>
          <table:table-cell office:value-type="float" office:value="0.06838" calcext:value-type="float">
            <text:p>6.838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5328" calcext:value-type="float">
            <text:p>5.328E-02</text:p>
          </table:table-cell>
          <table:table-cell office:value-type="float" office:value="0.1122" calcext:value-type="float">
            <text:p>1.122E-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5012" calcext:value-type="float">
            <text:p>5.012E-01</text:p>
          </table:table-cell>
          <table:table-cell office:value-type="float" office:value="0.000007327" calcext:value-type="float">
            <text:p>7.327E-06</text:p>
          </table:table-cell>
          <table:table-cell office:value-type="float" office:value="0.08777" calcext:value-type="float">
            <text:p>8.777E-02</text:p>
          </table:table-cell>
          <table:table-cell office:value-type="float" office:value="0.000005969" calcext:value-type="float">
            <text:p>5.969E-06</text:p>
          </table:table-cell>
          <table:table-cell office:value-type="float" office:value="0.08798" calcext:value-type="float">
            <text:p>8.798E-02</text:p>
          </table:table-cell>
          <table:table-cell office:value-type="float" office:value="8.699E+051" calcext:value-type="float">
            <text:p>8.699E+51</text:p>
          </table:table-cell>
          <table:table-cell office:value-type="float" office:value="0.08777" calcext:value-type="float">
            <text:p>8.777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23" calcext:value-type="float">
            <text:p>12.223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3779" calcext:value-type="float">
            <text:p>3.779E-02</text:p>
          </table:table-cell>
          <table:table-cell office:value-type="float" office:value="0.07956" calcext:value-type="float">
            <text:p>7.956E-02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12" calcext:value-type="float">
            <text:p>5.812E-01</text:p>
          </table:table-cell>
          <table:table-cell office:value-type="float" office:value="0.000006565" calcext:value-type="float">
            <text:p>6.565E-06</text:p>
          </table:table-cell>
          <table:table-cell office:value-type="float" office:value="0.07864" calcext:value-type="float">
            <text:p>7.864E-02</text:p>
          </table:table-cell>
          <table:table-cell office:value-type="float" office:value="0.000005342" calcext:value-type="float">
            <text:p>5.342E-06</text:p>
          </table:table-cell>
          <table:table-cell office:value-type="float" office:value="0.07875" calcext:value-type="float">
            <text:p>7.875E-02</text:p>
          </table:table-cell>
          <table:table-cell office:value-type="float" office:value="7.794E+051" calcext:value-type="float">
            <text:p>7.794E+51</text:p>
          </table:table-cell>
          <table:table-cell office:value-type="float" office:value="0.07864" calcext:value-type="float">
            <text:p>7.864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23" calcext:value-type="float">
            <text:p>12.223</text:p>
          </table:table-cell>
          <table:table-cell office:value-type="float" office:value="0.00782" calcext:value-type="float">
            <text:p>7.820E-03</text:p>
          </table:table-cell>
          <table:table-cell office:value-type="float" office:value="0.01646" calcext:value-type="float">
            <text:p>1.646E-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81" calcext:value-type="float">
            <text:p>5.981E-01</text:p>
          </table:table-cell>
          <table:table-cell office:value-type="float" office:value="0.000001507" calcext:value-type="float">
            <text:p>1.507E-06</text:p>
          </table:table-cell>
          <table:table-cell office:value-type="float" office:value="0.01806" calcext:value-type="float">
            <text:p>1.806E-02</text:p>
          </table:table-cell>
          <table:table-cell office:value-type="float" office:value="0.000001226" calcext:value-type="float">
            <text:p>1.226E-06</text:p>
          </table:table-cell>
          <table:table-cell office:value-type="float" office:value="0.01807" calcext:value-type="float">
            <text:p>1.807E-02</text:p>
          </table:table-cell>
          <table:table-cell office:value-type="float" office:value="1.79E+051" calcext:value-type="float">
            <text:p>1.790E+51</text:p>
          </table:table-cell>
          <table:table-cell office:value-type="float" office:value="0.01806" calcext:value-type="float">
            <text:p>1.806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84" calcext:value-type="float">
            <text:p>12.184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3132" calcext:value-type="float">
            <text:p>3.132E-02</text:p>
          </table:table-cell>
          <table:table-cell office:value-type="float" office:value="0.06594" calcext:value-type="float">
            <text:p>6.594E-02</text:p>
          </table:table-cell>
          <table:table-cell office:value-type="float" office:value="0.388" calcext:value-type="float">
            <text:p>0.388</text:p>
          </table:table-cell>
          <table:table-cell office:value-type="float" office:value="0.6645" calcext:value-type="float">
            <text:p>6.645E-01</text:p>
          </table:table-cell>
          <table:table-cell office:value-type="float" office:value="0.000006656" calcext:value-type="float">
            <text:p>6.656E-06</text:p>
          </table:table-cell>
          <table:table-cell office:value-type="float" office:value="0.07973" calcext:value-type="float">
            <text:p>7.973E-02</text:p>
          </table:table-cell>
          <table:table-cell office:value-type="float" office:value="0.000005412" calcext:value-type="float">
            <text:p>5.412E-06</text:p>
          </table:table-cell>
          <table:table-cell office:value-type="float" office:value="0.07978" calcext:value-type="float">
            <text:p>7.978E-02</text:p>
          </table:table-cell>
          <table:table-cell office:value-type="float" office:value="7.902E+051" calcext:value-type="float">
            <text:p>7.902E+51</text:p>
          </table:table-cell>
          <table:table-cell office:value-type="float" office:value="0.07973" calcext:value-type="float">
            <text:p>7.973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184" calcext:value-type="float">
            <text:p>12.184</text:p>
          </table:table-cell>
          <table:table-cell office:value-type="float" office:value="0.01023" calcext:value-type="float">
            <text:p>1.023E-02</text:p>
          </table:table-cell>
          <table:table-cell office:value-type="float" office:value="0.02154" calcext:value-type="float">
            <text:p>2.154E-02</text:p>
          </table:table-cell>
          <table:table-cell office:value-type="float" office:value="0.401" calcext:value-type="float">
            <text:p>0.401</text:p>
          </table:table-cell>
          <table:table-cell office:value-type="float" office:value="0.6865" calcext:value-type="float">
            <text:p>6.865E-01</text:p>
          </table:table-cell>
          <table:table-cell office:value-type="float" office:value="0.000002348" calcext:value-type="float">
            <text:p>2.348E-06</text:p>
          </table:table-cell>
          <table:table-cell office:value-type="float" office:value="0.02812" calcext:value-type="float">
            <text:p>2.812E-02</text:p>
          </table:table-cell>
          <table:table-cell office:value-type="float" office:value="0.000001908" calcext:value-type="float">
            <text:p>1.908E-06</text:p>
          </table:table-cell>
          <table:table-cell office:value-type="float" office:value="0.02813" calcext:value-type="float">
            <text:p>2.813E-02</text:p>
          </table:table-cell>
          <table:table-cell office:value-type="float" office:value="2.787E+051" calcext:value-type="float">
            <text:p>2.787E+51</text:p>
          </table:table-cell>
          <table:table-cell office:value-type="float" office:value="0.02812" calcext:value-type="float">
            <text:p>2.812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43" calcext:value-type="float">
            <text:p>12.143</text:p>
          </table:table-cell>
          <table:table-cell office:value-type="float" office:value="12.173" calcext:value-type="float">
            <text:p>12.173</text:p>
          </table:table-cell>
          <table:table-cell office:value-type="float" office:value="0.03022" calcext:value-type="float">
            <text:p>3.022E-02</text:p>
          </table:table-cell>
          <table:table-cell office:value-type="float" office:value="0.06362" calcext:value-type="float">
            <text:p>6.362E-02</text:p>
          </table:table-cell>
          <table:table-cell office:value-type="float" office:value="0.438" calcext:value-type="float">
            <text:p>0.438</text:p>
          </table:table-cell>
          <table:table-cell office:value-type="float" office:value="0.7507" calcext:value-type="float">
            <text:p>7.507E-01</text:p>
          </table:table-cell>
          <table:table-cell office:value-type="float" office:value="0.000007585" calcext:value-type="float">
            <text:p>7.585E-06</text:p>
          </table:table-cell>
          <table:table-cell office:value-type="float" office:value="0.09085" calcext:value-type="float">
            <text:p>9.085E-02</text:p>
          </table:table-cell>
          <table:table-cell office:value-type="float" office:value="0.000006162" calcext:value-type="float">
            <text:p>6.162E-06</text:p>
          </table:table-cell>
          <table:table-cell office:value-type="float" office:value="0.09083" calcext:value-type="float">
            <text:p>9.083E-02</text:p>
          </table:table-cell>
          <table:table-cell office:value-type="float" office:value="9.005E+051" calcext:value-type="float">
            <text:p>9.005E+51</text:p>
          </table:table-cell>
          <table:table-cell office:value-type="float" office:value="0.09085" calcext:value-type="float">
            <text:p>9.085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143" calcext:value-type="float">
            <text:p>12.143</text:p>
          </table:table-cell>
          <table:table-cell office:value-type="float" office:value="0.01561" calcext:value-type="float">
            <text:p>1.561E-02</text:p>
          </table:table-cell>
          <table:table-cell office:value-type="float" office:value="0.03287" calcext:value-type="float">
            <text:p>3.287E-02</text:p>
          </table:table-cell>
          <table:table-cell office:value-type="float" office:value="0.458" calcext:value-type="float">
            <text:p>0.458</text:p>
          </table:table-cell>
          <table:table-cell office:value-type="float" office:value="0.7842" calcext:value-type="float">
            <text:p>7.842E-01</text:p>
          </table:table-cell>
          <table:table-cell office:value-type="float" office:value="0.000004304" calcext:value-type="float">
            <text:p>4.304E-06</text:p>
          </table:table-cell>
          <table:table-cell office:value-type="float" office:value="0.05156" calcext:value-type="float">
            <text:p>5.156E-02</text:p>
          </table:table-cell>
          <table:table-cell office:value-type="float" office:value="0.000003495" calcext:value-type="float">
            <text:p>3.495E-06</text:p>
          </table:table-cell>
          <table:table-cell office:value-type="float" office:value="0.05152" calcext:value-type="float">
            <text:p>5.152E-02</text:p>
          </table:table-cell>
          <table:table-cell office:value-type="float" office:value="5.11E+051" calcext:value-type="float">
            <text:p>5.110E+51</text:p>
          </table:table-cell>
          <table:table-cell office:value-type="float" office:value="0.05156" calcext:value-type="float">
            <text:p>5.156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1" calcext:value-type="float">
            <text:p>12.110</text:p>
          </table:table-cell>
          <table:table-cell office:value-type="float" office:value="12.127" calcext:value-type="float">
            <text:p>12.127</text:p>
          </table:table-cell>
          <table:table-cell office:value-type="float" office:value="0.01675" calcext:value-type="float">
            <text:p>1.675E-02</text:p>
          </table:table-cell>
          <table:table-cell office:value-type="float" office:value="0.03526" calcext:value-type="float">
            <text:p>3.526E-0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2" calcext:value-type="float">
            <text:p>8.200E-01</text:p>
          </table:table-cell>
          <table:table-cell office:value-type="float" office:value="0.000004953" calcext:value-type="float">
            <text:p>4.953E-06</text:p>
          </table:table-cell>
          <table:table-cell office:value-type="float" office:value="0.05933" calcext:value-type="float">
            <text:p>5.933E-02</text:p>
          </table:table-cell>
          <table:table-cell office:value-type="float" office:value="0.00000402" calcext:value-type="float">
            <text:p>4.020E-06</text:p>
          </table:table-cell>
          <table:table-cell office:value-type="float" office:value="0.05926" calcext:value-type="float">
            <text:p>5.926E-02</text:p>
          </table:table-cell>
          <table:table-cell office:value-type="float" office:value="5.88E+051" calcext:value-type="float">
            <text:p>5.880E+51</text:p>
          </table:table-cell>
          <table:table-cell office:value-type="float" office:value="0.05933" calcext:value-type="float">
            <text:p>5.933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88" calcext:value-type="float">
            <text:p>12.088</text:p>
          </table:table-cell>
          <table:table-cell office:value-type="float" office:value="12.11" calcext:value-type="float">
            <text:p>12.110</text:p>
          </table:table-cell>
          <table:table-cell office:value-type="float" office:value="0.02147" calcext:value-type="float">
            <text:p>2.147E-02</text:p>
          </table:table-cell>
          <table:table-cell office:value-type="float" office:value="0.04521" calcext:value-type="float">
            <text:p>4.521E-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8659" calcext:value-type="float">
            <text:p>8.659E-01</text:p>
          </table:table-cell>
          <table:table-cell office:value-type="float" office:value="0.000006875" calcext:value-type="float">
            <text:p>6.875E-06</text:p>
          </table:table-cell>
          <table:table-cell office:value-type="float" office:value="0.08235" calcext:value-type="float">
            <text:p>8.235E-02</text:p>
          </table:table-cell>
          <table:table-cell office:value-type="float" office:value="0.000005578" calcext:value-type="float">
            <text:p>5.578E-06</text:p>
          </table:table-cell>
          <table:table-cell office:value-type="float" office:value="0.08222" calcext:value-type="float">
            <text:p>8.222E-02</text:p>
          </table:table-cell>
          <table:table-cell office:value-type="float" office:value="8.162E+051" calcext:value-type="float">
            <text:p>8.162E+51</text:p>
          </table:table-cell>
          <table:table-cell office:value-type="float" office:value="0.08235" calcext:value-type="float">
            <text:p>8.235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63" calcext:value-type="float">
            <text:p>12.063</text:p>
          </table:table-cell>
          <table:table-cell office:value-type="float" office:value="12.088" calcext:value-type="float">
            <text:p>12.088</text:p>
          </table:table-cell>
          <table:table-cell office:value-type="float" office:value="0.02521" calcext:value-type="float">
            <text:p>2.521E-02</text:p>
          </table:table-cell>
          <table:table-cell office:value-type="float" office:value="0.05307" calcext:value-type="float">
            <text:p>5.307E-02</text:p>
          </table:table-cell>
          <table:table-cell office:value-type="float" office:value="0.537" calcext:value-type="float">
            <text:p>0.537</text:p>
          </table:table-cell>
          <table:table-cell office:value-type="float" office:value="0.9197" calcext:value-type="float">
            <text:p>9.197E-01</text:p>
          </table:table-cell>
          <table:table-cell office:value-type="float" office:value="0.000008814" calcext:value-type="float">
            <text:p>8.814E-06</text:p>
          </table:table-cell>
          <table:table-cell office:value-type="float" office:value="0.1056" calcext:value-type="float">
            <text:p>1.056E-01</text:p>
          </table:table-cell>
          <table:table-cell office:value-type="float" office:value="0.000007148" calcext:value-type="float">
            <text:p>7.148E-06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1.046E+052" calcext:value-type="float">
            <text:p>1.046E+52</text:p>
          </table:table-cell>
          <table:table-cell office:value-type="float" office:value="0.1056" calcext:value-type="float">
            <text:p>1.056E-0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063" calcext:value-type="float">
            <text:p>12.063</text:p>
          </table:table-cell>
          <table:table-cell office:value-type="float" office:value="0.02304" calcext:value-type="float">
            <text:p>2.304E-02</text:p>
          </table:table-cell>
          <table:table-cell office:value-type="float" office:value="0.04852" calcext:value-type="float">
            <text:p>4.852E-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969" calcext:value-type="float">
            <text:p>9.690E-01</text:p>
          </table:table-cell>
          <table:table-cell office:value-type="float" office:value="0.000008791" calcext:value-type="float">
            <text:p>8.791E-06</text:p>
          </table:table-cell>
          <table:table-cell office:value-type="float" office:value="0.1053" calcext:value-type="float">
            <text:p>1.053E-01</text:p>
          </table:table-cell>
          <table:table-cell office:value-type="float" office:value="0.000007126" calcext:value-type="float">
            <text:p>7.126E-06</text:p>
          </table:table-cell>
          <table:table-cell office:value-type="float" office:value="0.105" calcext:value-type="float">
            <text:p>1.050E-01</text:p>
          </table:table-cell>
          <table:table-cell office:value-type="float" office:value="1.044E+052" calcext:value-type="float">
            <text:p>1.044E+52</text:p>
          </table:table-cell>
          <table:table-cell office:value-type="float" office:value="0.1053" calcext:value-type="float">
            <text:p>1.053E-0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31" calcext:value-type="float">
            <text:p>12.031</text:p>
          </table:table-cell>
          <table:table-cell office:value-type="float" office:value="12.039" calcext:value-type="float">
            <text:p>12.039</text:p>
          </table:table-cell>
          <table:table-cell office:value-type="float" office:value="0.008736" calcext:value-type="float">
            <text:p>8.736E-03</text:p>
          </table:table-cell>
          <table:table-cell office:value-type="float" office:value="0.01839" calcext:value-type="float">
            <text:p>1.839E-02</text:p>
          </table:table-cell>
          <table:table-cell office:value-type="float" office:value="0.576" calcext:value-type="float">
            <text:p>0.576</text:p>
          </table:table-cell>
          <table:table-cell office:value-type="float" office:value="0.9881" calcext:value-type="float">
            <text:p>9.881E-01</text:p>
          </table:table-cell>
          <table:table-cell office:value-type="float" office:value="0.000003551" calcext:value-type="float">
            <text:p>3.551E-06</text:p>
          </table:table-cell>
          <table:table-cell office:value-type="float" office:value="0.04253" calcext:value-type="float">
            <text:p>4.253E-02</text:p>
          </table:table-cell>
          <table:table-cell office:value-type="float" office:value="0.000002877" calcext:value-type="float">
            <text:p>2.877E-06</text:p>
          </table:table-cell>
          <table:table-cell office:value-type="float" office:value="0.04241" calcext:value-type="float">
            <text:p>4.241E-02</text:p>
          </table:table-cell>
          <table:table-cell office:value-type="float" office:value="4.215E+051" calcext:value-type="float">
            <text:p>4.215E+51</text:p>
          </table:table-cell>
          <table:table-cell office:value-type="float" office:value="0.04253" calcext:value-type="float">
            <text:p>4.253E-0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3" calcext:value-type="float">
            <text:p>12.030</text:p>
          </table:table-cell>
          <table:table-cell office:value-type="float" office:value="0.00536" calcext:value-type="float">
            <text:p>5.360E-03</text:p>
          </table:table-cell>
          <table:table-cell office:value-type="float" office:value="0.01128" calcext:value-type="float">
            <text:p>1.128E-02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304" calcext:value-type="float">
            <text:p>2.304E-06</text:p>
          </table:table-cell>
          <table:table-cell office:value-type="float" office:value="0.02759" calcext:value-type="float">
            <text:p>2.759E-02</text:p>
          </table:table-cell>
          <table:table-cell office:value-type="float" office:value="0.000001866" calcext:value-type="float">
            <text:p>1.866E-06</text:p>
          </table:table-cell>
          <table:table-cell office:value-type="float" office:value="0.02751" calcext:value-type="float">
            <text:p>2.751E-02</text:p>
          </table:table-cell>
          <table:table-cell office:value-type="float" office:value="2.735E+051" calcext:value-type="float">
            <text:p>2.735E+51</text:p>
          </table:table-cell>
          <table:table-cell office:value-type="float" office:value="0.02759" calcext:value-type="float">
            <text:p>2.759E-02</text:p>
          </table:table-cell>
          <table:table-cell table:number-columns-repeated="10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23:33.287097037</meta:creation-date>
    <meta:generator>LibreOffice/7.3.7.2$Linux_X86_64 LibreOffice_project/30$Build-2</meta:generator>
    <dc:date>2023-10-24T22:07:06.821232719</dc:date>
    <meta:editing-duration>PT19M21S</meta:editing-duration>
    <meta:editing-cycles>5</meta:editing-cycles>
    <meta:document-statistic meta:table-count="9" meta:cell-count="2029" meta:object-count="0"/>
  </office:meta>
</office:document-meta>
</file>